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1" table:style-name="ta1">
        <table:shapes>
          <draw:frame draw:z-index="0" draw:style-name="gr1" draw:text-style-name="P1" svg:width="9.9346in" svg:height="5.4484in" svg:x="1.8634in" svg:y="0.1988in">
            <draw:object draw:notify-on-update-of-ranges="graph1.A1:graph1.A235 graph1.B1:graph1.B2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07536" calcext:value-type="float">
            <text:p>-0.607536</text:p>
          </table:table-cell>
          <table:table-cell office:value-type="float" office:value="44.804308" calcext:value-type="float">
            <text:p>44.804308</text:p>
          </table:table-cell>
        </table:table-row>
        <table:table-row table:style-name="ro1">
          <table:table-cell office:value-type="float" office:value="-0.607547" calcext:value-type="float">
            <text:p>-0.607547</text:p>
          </table:table-cell>
          <table:table-cell office:value-type="float" office:value="44.804328" calcext:value-type="float">
            <text:p>44.804328</text:p>
          </table:table-cell>
        </table:table-row>
        <table:table-row table:style-name="ro1">
          <table:table-cell office:value-type="float" office:value="-0.607566" calcext:value-type="float">
            <text:p>-0.607566</text:p>
          </table:table-cell>
          <table:table-cell office:value-type="float" office:value="44.804364" calcext:value-type="float">
            <text:p>44.804364</text:p>
          </table:table-cell>
        </table:table-row>
        <table:table-row table:style-name="ro1">
          <table:table-cell office:value-type="float" office:value="-0.607593" calcext:value-type="float">
            <text:p>-0.607593</text:p>
          </table:table-cell>
          <table:table-cell office:value-type="float" office:value="44.804415" calcext:value-type="float">
            <text:p>44.804415</text:p>
          </table:table-cell>
        </table:table-row>
        <table:table-row table:style-name="ro1">
          <table:table-cell office:value-type="float" office:value="-0.607631" calcext:value-type="float">
            <text:p>-0.607631</text:p>
          </table:table-cell>
          <table:table-cell office:value-type="float" office:value="44.804488" calcext:value-type="float">
            <text:p>44.804488</text:p>
          </table:table-cell>
        </table:table-row>
        <table:table-row table:style-name="ro1">
          <table:table-cell office:value-type="float" office:value="-0.60768" calcext:value-type="float">
            <text:p>-0.60768</text:p>
          </table:table-cell>
          <table:table-cell office:value-type="float" office:value="44.80458" calcext:value-type="float">
            <text:p>44.80458</text:p>
          </table:table-cell>
        </table:table-row>
        <table:table-row table:style-name="ro1">
          <table:table-cell office:value-type="float" office:value="-0.607732" calcext:value-type="float">
            <text:p>-0.607732</text:p>
          </table:table-cell>
          <table:table-cell office:value-type="float" office:value="44.80468" calcext:value-type="float">
            <text:p>44.80468</text:p>
          </table:table-cell>
        </table:table-row>
        <table:table-row table:style-name="ro1">
          <table:table-cell office:value-type="float" office:value="-0.60779" calcext:value-type="float">
            <text:p>-0.60779</text:p>
          </table:table-cell>
          <table:table-cell office:value-type="float" office:value="44.804789" calcext:value-type="float">
            <text:p>44.804789</text:p>
          </table:table-cell>
        </table:table-row>
        <table:table-row table:style-name="ro1">
          <table:table-cell office:value-type="float" office:value="-0.607846" calcext:value-type="float">
            <text:p>-0.607846</text:p>
          </table:table-cell>
          <table:table-cell office:value-type="float" office:value="44.804894" calcext:value-type="float">
            <text:p>44.804894</text:p>
          </table:table-cell>
        </table:table-row>
        <table:table-row table:style-name="ro1">
          <table:table-cell office:value-type="float" office:value="-0.607896" calcext:value-type="float">
            <text:p>-0.607896</text:p>
          </table:table-cell>
          <table:table-cell office:value-type="float" office:value="44.804991" calcext:value-type="float">
            <text:p>44.804991</text:p>
          </table:table-cell>
        </table:table-row>
        <table:table-row table:style-name="ro1">
          <table:table-cell office:value-type="float" office:value="-0.607928" calcext:value-type="float">
            <text:p>-0.607928</text:p>
          </table:table-cell>
          <table:table-cell office:value-type="float" office:value="44.805051" calcext:value-type="float">
            <text:p>44.805051</text:p>
          </table:table-cell>
        </table:table-row>
        <table:table-row table:style-name="ro1">
          <table:table-cell office:value-type="float" office:value="-0.607948" calcext:value-type="float">
            <text:p>-0.607948</text:p>
          </table:table-cell>
          <table:table-cell office:value-type="float" office:value="44.805092" calcext:value-type="float">
            <text:p>44.805092</text:p>
          </table:table-cell>
        </table:table-row>
        <table:table-row table:style-name="ro1">
          <table:table-cell office:value-type="float" office:value="-0.60793" calcext:value-type="float">
            <text:p>-0.60793</text:p>
          </table:table-cell>
          <table:table-cell office:value-type="float" office:value="44.805136" calcext:value-type="float">
            <text:p>44.805136</text:p>
          </table:table-cell>
        </table:table-row>
        <table:table-row table:style-name="ro1">
          <table:table-cell office:value-type="float" office:value="-0.607868" calcext:value-type="float">
            <text:p>-0.607868</text:p>
          </table:table-cell>
          <table:table-cell office:value-type="float" office:value="44.805156" calcext:value-type="float">
            <text:p>44.805156</text:p>
          </table:table-cell>
        </table:table-row>
        <table:table-row table:style-name="ro1">
          <table:table-cell office:value-type="float" office:value="-0.607779" calcext:value-type="float">
            <text:p>-0.607779</text:p>
          </table:table-cell>
          <table:table-cell office:value-type="float" office:value="44.805179" calcext:value-type="float">
            <text:p>44.805179</text:p>
          </table:table-cell>
        </table:table-row>
        <table:table-row table:style-name="ro1">
          <table:table-cell office:value-type="float" office:value="-0.607666" calcext:value-type="float">
            <text:p>-0.607666</text:p>
          </table:table-cell>
          <table:table-cell office:value-type="float" office:value="44.805208" calcext:value-type="float">
            <text:p>44.805208</text:p>
          </table:table-cell>
        </table:table-row>
        <table:table-row table:style-name="ro1">
          <table:table-cell office:value-type="float" office:value="-0.607526" calcext:value-type="float">
            <text:p>-0.607526</text:p>
          </table:table-cell>
          <table:table-cell office:value-type="float" office:value="44.805245" calcext:value-type="float">
            <text:p>44.805245</text:p>
          </table:table-cell>
        </table:table-row>
        <table:table-row table:style-name="ro1">
          <table:table-cell office:value-type="float" office:value="-0.607377" calcext:value-type="float">
            <text:p>-0.607377</text:p>
          </table:table-cell>
          <table:table-cell office:value-type="float" office:value="44.805284" calcext:value-type="float">
            <text:p>44.805284</text:p>
          </table:table-cell>
        </table:table-row>
        <table:table-row table:style-name="ro1">
          <table:table-cell office:value-type="float" office:value="-0.607232" calcext:value-type="float">
            <text:p>-0.607232</text:p>
          </table:table-cell>
          <table:table-cell office:value-type="float" office:value="44.805321" calcext:value-type="float">
            <text:p>44.805321</text:p>
          </table:table-cell>
        </table:table-row>
        <table:table-row table:style-name="ro1">
          <table:table-cell office:value-type="float" office:value="-0.607089" calcext:value-type="float">
            <text:p>-0.607089</text:p>
          </table:table-cell>
          <table:table-cell office:value-type="float" office:value="44.805359" calcext:value-type="float">
            <text:p>44.805359</text:p>
          </table:table-cell>
        </table:table-row>
        <table:table-row table:style-name="ro1">
          <table:table-cell office:value-type="float" office:value="-0.606947" calcext:value-type="float">
            <text:p>-0.606947</text:p>
          </table:table-cell>
          <table:table-cell office:value-type="float" office:value="44.805395" calcext:value-type="float">
            <text:p>44.805395</text:p>
          </table:table-cell>
        </table:table-row>
        <table:table-row table:style-name="ro1">
          <table:table-cell office:value-type="float" office:value="-0.606848" calcext:value-type="float">
            <text:p>-0.606848</text:p>
          </table:table-cell>
          <table:table-cell office:value-type="float" office:value="44.805468" calcext:value-type="float">
            <text:p>44.805468</text:p>
          </table:table-cell>
        </table:table-row>
        <table:table-row table:style-name="ro1">
          <table:table-cell office:value-type="float" office:value="-0.606882" calcext:value-type="float">
            <text:p>-0.606882</text:p>
          </table:table-cell>
          <table:table-cell office:value-type="float" office:value="44.805573" calcext:value-type="float">
            <text:p>44.805573</text:p>
          </table:table-cell>
        </table:table-row>
        <table:table-row table:style-name="ro1">
          <table:table-cell office:value-type="float" office:value="-0.606937" calcext:value-type="float">
            <text:p>-0.606937</text:p>
          </table:table-cell>
          <table:table-cell office:value-type="float" office:value="44.805673" calcext:value-type="float">
            <text:p>44.805673</text:p>
          </table:table-cell>
        </table:table-row>
        <table:table-row table:style-name="ro1">
          <table:table-cell office:value-type="float" office:value="-0.606993" calcext:value-type="float">
            <text:p>-0.606993</text:p>
          </table:table-cell>
          <table:table-cell office:value-type="float" office:value="44.805774" calcext:value-type="float">
            <text:p>44.805774</text:p>
          </table:table-cell>
        </table:table-row>
        <table:table-row table:style-name="ro1">
          <table:table-cell office:value-type="float" office:value="-0.607031" calcext:value-type="float">
            <text:p>-0.607031</text:p>
          </table:table-cell>
          <table:table-cell office:value-type="float" office:value="44.80584" calcext:value-type="float">
            <text:p>44.80584</text:p>
          </table:table-cell>
        </table:table-row>
        <table:table-row table:style-name="ro1">
          <table:table-cell office:value-type="float" office:value="-0.607091" calcext:value-type="float">
            <text:p>-0.607091</text:p>
          </table:table-cell>
          <table:table-cell office:value-type="float" office:value="44.805907" calcext:value-type="float">
            <text:p>44.805907</text:p>
          </table:table-cell>
        </table:table-row>
        <table:table-row table:style-name="ro1">
          <table:table-cell office:value-type="float" office:value="-0.607196" calcext:value-type="float">
            <text:p>-0.607196</text:p>
          </table:table-cell>
          <table:table-cell office:value-type="float" office:value="44.805915" calcext:value-type="float">
            <text:p>44.805915</text:p>
          </table:table-cell>
        </table:table-row>
        <table:table-row table:style-name="ro1">
          <table:table-cell office:value-type="float" office:value="-0.607311" calcext:value-type="float">
            <text:p>-0.607311</text:p>
          </table:table-cell>
          <table:table-cell office:value-type="float" office:value="44.805897" calcext:value-type="float">
            <text:p>44.805897</text:p>
          </table:table-cell>
        </table:table-row>
        <table:table-row table:style-name="ro1">
          <table:table-cell office:value-type="float" office:value="-0.607424" calcext:value-type="float">
            <text:p>-0.607424</text:p>
          </table:table-cell>
          <table:table-cell office:value-type="float" office:value="44.80587" calcext:value-type="float">
            <text:p>44.80587</text:p>
          </table:table-cell>
        </table:table-row>
        <table:table-row table:style-name="ro1">
          <table:table-cell office:value-type="float" office:value="-0.607556" calcext:value-type="float">
            <text:p>-0.607556</text:p>
          </table:table-cell>
          <table:table-cell office:value-type="float" office:value="44.805837" calcext:value-type="float">
            <text:p>44.805837</text:p>
          </table:table-cell>
        </table:table-row>
        <table:table-row table:style-name="ro1">
          <table:table-cell office:value-type="float" office:value="-0.607657" calcext:value-type="float">
            <text:p>-0.607657</text:p>
          </table:table-cell>
          <table:table-cell office:value-type="float" office:value="44.805845" calcext:value-type="float">
            <text:p>44.805845</text:p>
          </table:table-cell>
        </table:table-row>
        <table:table-row table:style-name="ro1">
          <table:table-cell office:value-type="float" office:value="-0.6077" calcext:value-type="float">
            <text:p>-0.6077</text:p>
          </table:table-cell>
          <table:table-cell office:value-type="float" office:value="44.805863" calcext:value-type="float">
            <text:p>44.805863</text:p>
          </table:table-cell>
        </table:table-row>
        <table:table-row table:style-name="ro1">
          <table:table-cell office:value-type="float" office:value="-0.607764" calcext:value-type="float">
            <text:p>-0.607764</text:p>
          </table:table-cell>
          <table:table-cell office:value-type="float" office:value="44.8059" calcext:value-type="float">
            <text:p>44.8059</text:p>
          </table:table-cell>
        </table:table-row>
        <table:table-row table:style-name="ro1">
          <table:table-cell office:value-type="float" office:value="-0.607858" calcext:value-type="float">
            <text:p>-0.607858</text:p>
          </table:table-cell>
          <table:table-cell office:value-type="float" office:value="44.805938" calcext:value-type="float">
            <text:p>44.805938</text:p>
          </table:table-cell>
        </table:table-row>
        <table:table-row table:style-name="ro1">
          <table:table-cell office:value-type="float" office:value="-0.607989" calcext:value-type="float">
            <text:p>-0.607989</text:p>
          </table:table-cell>
          <table:table-cell office:value-type="float" office:value="44.805933" calcext:value-type="float">
            <text:p>44.805933</text:p>
          </table:table-cell>
        </table:table-row>
        <table:table-row table:style-name="ro1">
          <table:table-cell office:value-type="float" office:value="-0.608096" calcext:value-type="float">
            <text:p>-0.608096</text:p>
          </table:table-cell>
          <table:table-cell office:value-type="float" office:value="44.80588" calcext:value-type="float">
            <text:p>44.80588</text:p>
          </table:table-cell>
        </table:table-row>
        <table:table-row table:style-name="ro1">
          <table:table-cell office:value-type="float" office:value="-0.608218" calcext:value-type="float">
            <text:p>-0.608218</text:p>
          </table:table-cell>
          <table:table-cell office:value-type="float" office:value="44.80581" calcext:value-type="float">
            <text:p>44.80581</text:p>
          </table:table-cell>
        </table:table-row>
        <table:table-row table:style-name="ro1">
          <table:table-cell office:value-type="float" office:value="-0.608358" calcext:value-type="float">
            <text:p>-0.608358</text:p>
          </table:table-cell>
          <table:table-cell office:value-type="float" office:value="44.805735" calcext:value-type="float">
            <text:p>44.805735</text:p>
          </table:table-cell>
        </table:table-row>
        <table:table-row table:style-name="ro1">
          <table:table-cell office:value-type="float" office:value="-0.608532" calcext:value-type="float">
            <text:p>-0.608532</text:p>
          </table:table-cell>
          <table:table-cell office:value-type="float" office:value="44.805655" calcext:value-type="float">
            <text:p>44.805655</text:p>
          </table:table-cell>
        </table:table-row>
        <table:table-row table:style-name="ro1">
          <table:table-cell office:value-type="float" office:value="-0.608737" calcext:value-type="float">
            <text:p>-0.608737</text:p>
          </table:table-cell>
          <table:table-cell office:value-type="float" office:value="44.805569" calcext:value-type="float">
            <text:p>44.805569</text:p>
          </table:table-cell>
        </table:table-row>
        <table:table-row table:style-name="ro1">
          <table:table-cell office:value-type="float" office:value="-0.608967" calcext:value-type="float">
            <text:p>-0.608967</text:p>
          </table:table-cell>
          <table:table-cell office:value-type="float" office:value="44.805478" calcext:value-type="float">
            <text:p>44.805478</text:p>
          </table:table-cell>
        </table:table-row>
        <table:table-row table:style-name="ro1">
          <table:table-cell office:value-type="float" office:value="-0.609229" calcext:value-type="float">
            <text:p>-0.609229</text:p>
          </table:table-cell>
          <table:table-cell office:value-type="float" office:value="44.805398" calcext:value-type="float">
            <text:p>44.805398</text:p>
          </table:table-cell>
        </table:table-row>
        <table:table-row table:style-name="ro1">
          <table:table-cell office:value-type="float" office:value="-0.609517" calcext:value-type="float">
            <text:p>-0.609517</text:p>
          </table:table-cell>
          <table:table-cell office:value-type="float" office:value="44.805317" calcext:value-type="float">
            <text:p>44.805317</text:p>
          </table:table-cell>
        </table:table-row>
        <table:table-row table:style-name="ro1">
          <table:table-cell office:value-type="float" office:value="-0.609776" calcext:value-type="float">
            <text:p>-0.609776</text:p>
          </table:table-cell>
          <table:table-cell office:value-type="float" office:value="44.80525" calcext:value-type="float">
            <text:p>44.80525</text:p>
          </table:table-cell>
        </table:table-row>
        <table:table-row table:style-name="ro1">
          <table:table-cell office:value-type="float" office:value="-0.609987" calcext:value-type="float">
            <text:p>-0.609987</text:p>
          </table:table-cell>
          <table:table-cell office:value-type="float" office:value="44.805194" calcext:value-type="float">
            <text:p>44.805194</text:p>
          </table:table-cell>
        </table:table-row>
        <table:table-row table:style-name="ro1">
          <table:table-cell office:value-type="float" office:value="-0.610144" calcext:value-type="float">
            <text:p>-0.610144</text:p>
          </table:table-cell>
          <table:table-cell office:value-type="float" office:value="44.805153" calcext:value-type="float">
            <text:p>44.805153</text:p>
          </table:table-cell>
        </table:table-row>
        <table:table-row table:style-name="ro1">
          <table:table-cell office:value-type="float" office:value="-0.61025" calcext:value-type="float">
            <text:p>-0.61025</text:p>
          </table:table-cell>
          <table:table-cell office:value-type="float" office:value="44.805131" calcext:value-type="float">
            <text:p>44.805131</text:p>
          </table:table-cell>
        </table:table-row>
        <table:table-row table:style-name="ro1">
          <table:table-cell office:value-type="float" office:value="-0.610379" calcext:value-type="float">
            <text:p>-0.610379</text:p>
          </table:table-cell>
          <table:table-cell office:value-type="float" office:value="44.805136" calcext:value-type="float">
            <text:p>44.805136</text:p>
          </table:table-cell>
        </table:table-row>
        <table:table-row table:style-name="ro1">
          <table:table-cell office:value-type="float" office:value="-0.610531" calcext:value-type="float">
            <text:p>-0.610531</text:p>
          </table:table-cell>
          <table:table-cell office:value-type="float" office:value="44.805171" calcext:value-type="float">
            <text:p>44.805171</text:p>
          </table:table-cell>
        </table:table-row>
        <table:table-row table:style-name="ro1">
          <table:table-cell office:value-type="float" office:value="-0.61072" calcext:value-type="float">
            <text:p>-0.61072</text:p>
          </table:table-cell>
          <table:table-cell office:value-type="float" office:value="44.805176" calcext:value-type="float">
            <text:p>44.805176</text:p>
          </table:table-cell>
        </table:table-row>
        <table:table-row table:style-name="ro1">
          <table:table-cell office:value-type="float" office:value="-0.610888" calcext:value-type="float">
            <text:p>-0.610888</text:p>
          </table:table-cell>
          <table:table-cell office:value-type="float" office:value="44.80509" calcext:value-type="float">
            <text:p>44.80509</text:p>
          </table:table-cell>
        </table:table-row>
        <table:table-row table:style-name="ro1">
          <table:table-cell office:value-type="float" office:value="-0.610921" calcext:value-type="float">
            <text:p>-0.610921</text:p>
          </table:table-cell>
          <table:table-cell office:value-type="float" office:value="44.804932" calcext:value-type="float">
            <text:p>44.804932</text:p>
          </table:table-cell>
        </table:table-row>
        <table:table-row table:style-name="ro1">
          <table:table-cell office:value-type="float" office:value="-0.610774" calcext:value-type="float">
            <text:p>-0.610774</text:p>
          </table:table-cell>
          <table:table-cell office:value-type="float" office:value="44.804796" calcext:value-type="float">
            <text:p>44.804796</text:p>
          </table:table-cell>
        </table:table-row>
        <table:table-row table:style-name="ro1">
          <table:table-cell office:value-type="float" office:value="-0.610605" calcext:value-type="float">
            <text:p>-0.610605</text:p>
          </table:table-cell>
          <table:table-cell office:value-type="float" office:value="44.804665" calcext:value-type="float">
            <text:p>44.804665</text:p>
          </table:table-cell>
        </table:table-row>
        <table:table-row table:style-name="ro1">
          <table:table-cell office:value-type="float" office:value="-0.610526" calcext:value-type="float">
            <text:p>-0.610526</text:p>
          </table:table-cell>
          <table:table-cell office:value-type="float" office:value="44.804496" calcext:value-type="float">
            <text:p>44.804496</text:p>
          </table:table-cell>
        </table:table-row>
        <table:table-row table:style-name="ro1">
          <table:table-cell office:value-type="float" office:value="-0.610438" calcext:value-type="float">
            <text:p>-0.610438</text:p>
          </table:table-cell>
          <table:table-cell office:value-type="float" office:value="44.80432" calcext:value-type="float">
            <text:p>44.80432</text:p>
          </table:table-cell>
        </table:table-row>
        <table:table-row table:style-name="ro1">
          <table:table-cell office:value-type="float" office:value="-0.610354" calcext:value-type="float">
            <text:p>-0.610354</text:p>
          </table:table-cell>
          <table:table-cell office:value-type="float" office:value="44.804153" calcext:value-type="float">
            <text:p>44.804153</text:p>
          </table:table-cell>
        </table:table-row>
        <table:table-row table:style-name="ro1">
          <table:table-cell office:value-type="float" office:value="-0.61027" calcext:value-type="float">
            <text:p>-0.61027</text:p>
          </table:table-cell>
          <table:table-cell office:value-type="float" office:value="44.803982" calcext:value-type="float">
            <text:p>44.803982</text:p>
          </table:table-cell>
        </table:table-row>
        <table:table-row table:style-name="ro1">
          <table:table-cell office:value-type="float" office:value="-0.610221" calcext:value-type="float">
            <text:p>-0.610221</text:p>
          </table:table-cell>
          <table:table-cell office:value-type="float" office:value="44.8038" calcext:value-type="float">
            <text:p>44.8038</text:p>
          </table:table-cell>
        </table:table-row>
        <table:table-row table:style-name="ro1">
          <table:table-cell office:value-type="float" office:value="-0.610208" calcext:value-type="float">
            <text:p>-0.610208</text:p>
          </table:table-cell>
          <table:table-cell office:value-type="float" office:value="44.803622" calcext:value-type="float">
            <text:p>44.803622</text:p>
          </table:table-cell>
        </table:table-row>
        <table:table-row table:style-name="ro1">
          <table:table-cell office:value-type="float" office:value="-0.610222" calcext:value-type="float">
            <text:p>-0.610222</text:p>
          </table:table-cell>
          <table:table-cell office:value-type="float" office:value="44.803438" calcext:value-type="float">
            <text:p>44.803438</text:p>
          </table:table-cell>
        </table:table-row>
        <table:table-row table:style-name="ro1">
          <table:table-cell office:value-type="float" office:value="-0.610245" calcext:value-type="float">
            <text:p>-0.610245</text:p>
          </table:table-cell>
          <table:table-cell office:value-type="float" office:value="44.803255" calcext:value-type="float">
            <text:p>44.803255</text:p>
          </table:table-cell>
        </table:table-row>
        <table:table-row table:style-name="ro1">
          <table:table-cell office:value-type="float" office:value="-0.610266" calcext:value-type="float">
            <text:p>-0.610266</text:p>
          </table:table-cell>
          <table:table-cell office:value-type="float" office:value="44.803069" calcext:value-type="float">
            <text:p>44.803069</text:p>
          </table:table-cell>
        </table:table-row>
        <table:table-row table:style-name="ro1">
          <table:table-cell office:value-type="float" office:value="-0.610289" calcext:value-type="float">
            <text:p>-0.610289</text:p>
          </table:table-cell>
          <table:table-cell office:value-type="float" office:value="44.80289" calcext:value-type="float">
            <text:p>44.80289</text:p>
          </table:table-cell>
        </table:table-row>
        <table:table-row table:style-name="ro1">
          <table:table-cell office:value-type="float" office:value="-0.610309" calcext:value-type="float">
            <text:p>-0.610309</text:p>
          </table:table-cell>
          <table:table-cell office:value-type="float" office:value="44.802704" calcext:value-type="float">
            <text:p>44.802704</text:p>
          </table:table-cell>
        </table:table-row>
        <table:table-row table:style-name="ro1">
          <table:table-cell office:value-type="float" office:value="-0.610302" calcext:value-type="float">
            <text:p>-0.610302</text:p>
          </table:table-cell>
          <table:table-cell office:value-type="float" office:value="44.802523" calcext:value-type="float">
            <text:p>44.802523</text:p>
          </table:table-cell>
        </table:table-row>
        <table:table-row table:style-name="ro1">
          <table:table-cell office:value-type="float" office:value="-0.610255" calcext:value-type="float">
            <text:p>-0.610255</text:p>
          </table:table-cell>
          <table:table-cell office:value-type="float" office:value="44.802346" calcext:value-type="float">
            <text:p>44.802346</text:p>
          </table:table-cell>
        </table:table-row>
        <table:table-row table:style-name="ro1">
          <table:table-cell office:value-type="float" office:value="-0.610168" calcext:value-type="float">
            <text:p>-0.610168</text:p>
          </table:table-cell>
          <table:table-cell office:value-type="float" office:value="44.802171" calcext:value-type="float">
            <text:p>44.802171</text:p>
          </table:table-cell>
        </table:table-row>
        <table:table-row table:style-name="ro1">
          <table:table-cell office:value-type="float" office:value="-0.610076" calcext:value-type="float">
            <text:p>-0.610076</text:p>
          </table:table-cell>
          <table:table-cell office:value-type="float" office:value="44.801996" calcext:value-type="float">
            <text:p>44.801996</text:p>
          </table:table-cell>
        </table:table-row>
        <table:table-row table:style-name="ro1">
          <table:table-cell office:value-type="float" office:value="-0.609984" calcext:value-type="float">
            <text:p>-0.609984</text:p>
          </table:table-cell>
          <table:table-cell office:value-type="float" office:value="44.801822" calcext:value-type="float">
            <text:p>44.801822</text:p>
          </table:table-cell>
        </table:table-row>
        <table:table-row table:style-name="ro1">
          <table:table-cell office:value-type="float" office:value="-0.609894" calcext:value-type="float">
            <text:p>-0.609894</text:p>
          </table:table-cell>
          <table:table-cell office:value-type="float" office:value="44.801654" calcext:value-type="float">
            <text:p>44.801654</text:p>
          </table:table-cell>
        </table:table-row>
        <table:table-row table:style-name="ro1">
          <table:table-cell office:value-type="float" office:value="-0.609804" calcext:value-type="float">
            <text:p>-0.609804</text:p>
          </table:table-cell>
          <table:table-cell office:value-type="float" office:value="44.801484" calcext:value-type="float">
            <text:p>44.801484</text:p>
          </table:table-cell>
        </table:table-row>
        <table:table-row table:style-name="ro1">
          <table:table-cell office:value-type="float" office:value="-0.609713" calcext:value-type="float">
            <text:p>-0.609713</text:p>
          </table:table-cell>
          <table:table-cell office:value-type="float" office:value="44.801311" calcext:value-type="float">
            <text:p>44.801311</text:p>
          </table:table-cell>
        </table:table-row>
        <table:table-row table:style-name="ro1">
          <table:table-cell office:value-type="float" office:value="-0.609643" calcext:value-type="float">
            <text:p>-0.609643</text:p>
          </table:table-cell>
          <table:table-cell office:value-type="float" office:value="44.801166" calcext:value-type="float">
            <text:p>44.801166</text:p>
          </table:table-cell>
        </table:table-row>
        <table:table-row table:style-name="ro1">
          <table:table-cell office:value-type="float" office:value="-0.609599" calcext:value-type="float">
            <text:p>-0.609599</text:p>
          </table:table-cell>
          <table:table-cell office:value-type="float" office:value="44.801058" calcext:value-type="float">
            <text:p>44.801058</text:p>
          </table:table-cell>
        </table:table-row>
        <table:table-row table:style-name="ro1">
          <table:table-cell office:value-type="float" office:value="-0.609587" calcext:value-type="float">
            <text:p>-0.609587</text:p>
          </table:table-cell>
          <table:table-cell office:value-type="float" office:value="44.800985" calcext:value-type="float">
            <text:p>44.800985</text:p>
          </table:table-cell>
        </table:table-row>
        <table:table-row table:style-name="ro1">
          <table:table-cell office:value-type="float" office:value="-0.609588" calcext:value-type="float">
            <text:p>-0.609588</text:p>
          </table:table-cell>
          <table:table-cell office:value-type="float" office:value="44.800938" calcext:value-type="float">
            <text:p>44.800938</text:p>
          </table:table-cell>
        </table:table-row>
        <table:table-row table:style-name="ro1">
          <table:table-cell office:value-type="float" office:value="-0.609598" calcext:value-type="float">
            <text:p>-0.609598</text:p>
          </table:table-cell>
          <table:table-cell office:value-type="float" office:value="44.800902" calcext:value-type="float">
            <text:p>44.800902</text:p>
          </table:table-cell>
        </table:table-row>
        <table:table-row table:style-name="ro1">
          <table:table-cell office:value-type="float" office:value="-0.609617" calcext:value-type="float">
            <text:p>-0.609617</text:p>
          </table:table-cell>
          <table:table-cell office:value-type="float" office:value="44.80085" calcext:value-type="float">
            <text:p>44.80085</text:p>
          </table:table-cell>
        </table:table-row>
        <table:table-row table:style-name="ro1">
          <table:table-cell office:value-type="float" office:value="-0.609631" calcext:value-type="float">
            <text:p>-0.609631</text:p>
          </table:table-cell>
          <table:table-cell office:value-type="float" office:value="44.800786" calcext:value-type="float">
            <text:p>44.800786</text:p>
          </table:table-cell>
        </table:table-row>
        <table:table-row table:style-name="ro1">
          <table:table-cell office:value-type="float" office:value="-0.609624" calcext:value-type="float">
            <text:p>-0.609624</text:p>
          </table:table-cell>
          <table:table-cell office:value-type="float" office:value="44.800767" calcext:value-type="float">
            <text:p>44.800767</text:p>
          </table:table-cell>
        </table:table-row>
        <table:table-row table:style-name="ro1">
          <table:table-cell office:value-type="float" office:value="-0.609618" calcext:value-type="float">
            <text:p>-0.609618</text:p>
          </table:table-cell>
          <table:table-cell office:value-type="float" office:value="44.800755" calcext:value-type="float">
            <text:p>44.800755</text:p>
          </table:table-cell>
        </table:table-row>
        <table:table-row table:style-name="ro1">
          <table:table-cell office:value-type="float" office:value="-0.609595" calcext:value-type="float">
            <text:p>-0.609595</text:p>
          </table:table-cell>
          <table:table-cell office:value-type="float" office:value="44.800726" calcext:value-type="float">
            <text:p>44.800726</text:p>
          </table:table-cell>
        </table:table-row>
        <table:table-row table:style-name="ro1">
          <table:table-cell office:value-type="float" office:value="-0.609549" calcext:value-type="float">
            <text:p>-0.609549</text:p>
          </table:table-cell>
          <table:table-cell office:value-type="float" office:value="44.800695" calcext:value-type="float">
            <text:p>44.800695</text:p>
          </table:table-cell>
        </table:table-row>
        <table:table-row table:style-name="ro1">
          <table:table-cell office:value-type="float" office:value="-0.609464" calcext:value-type="float">
            <text:p>-0.609464</text:p>
          </table:table-cell>
          <table:table-cell office:value-type="float" office:value="44.800677" calcext:value-type="float">
            <text:p>44.800677</text:p>
          </table:table-cell>
        </table:table-row>
        <table:table-row table:style-name="ro1">
          <table:table-cell office:value-type="float" office:value="-0.60936" calcext:value-type="float">
            <text:p>-0.60936</text:p>
          </table:table-cell>
          <table:table-cell office:value-type="float" office:value="44.800699" calcext:value-type="float">
            <text:p>44.800699</text:p>
          </table:table-cell>
        </table:table-row>
        <table:table-row table:style-name="ro1">
          <table:table-cell office:value-type="float" office:value="-0.609302" calcext:value-type="float">
            <text:p>-0.609302</text:p>
          </table:table-cell>
          <table:table-cell office:value-type="float" office:value="44.800744" calcext:value-type="float">
            <text:p>44.800744</text:p>
          </table:table-cell>
        </table:table-row>
        <table:table-row table:style-name="ro1">
          <table:table-cell office:value-type="float" office:value="-0.609261" calcext:value-type="float">
            <text:p>-0.609261</text:p>
          </table:table-cell>
          <table:table-cell office:value-type="float" office:value="44.800798" calcext:value-type="float">
            <text:p>44.800798</text:p>
          </table:table-cell>
        </table:table-row>
        <table:table-row table:style-name="ro1">
          <table:table-cell office:value-type="float" office:value="-0.609179" calcext:value-type="float">
            <text:p>-0.609179</text:p>
          </table:table-cell>
          <table:table-cell office:value-type="float" office:value="44.800813" calcext:value-type="float">
            <text:p>44.800813</text:p>
          </table:table-cell>
        </table:table-row>
        <table:table-row table:style-name="ro1">
          <table:table-cell office:value-type="float" office:value="-0.609083" calcext:value-type="float">
            <text:p>-0.609083</text:p>
          </table:table-cell>
          <table:table-cell office:value-type="float" office:value="44.800817" calcext:value-type="float">
            <text:p>44.800817</text:p>
          </table:table-cell>
        </table:table-row>
        <table:table-row table:style-name="ro1">
          <table:table-cell office:value-type="float" office:value="-0.60902" calcext:value-type="float">
            <text:p>-0.60902</text:p>
          </table:table-cell>
          <table:table-cell office:value-type="float" office:value="44.800814" calcext:value-type="float">
            <text:p>44.800814</text:p>
          </table:table-cell>
        </table:table-row>
        <table:table-row table:style-name="ro1">
          <table:table-cell office:value-type="float" office:value="-0.608936" calcext:value-type="float">
            <text:p>-0.608936</text:p>
          </table:table-cell>
          <table:table-cell office:value-type="float" office:value="44.800808" calcext:value-type="float">
            <text:p>44.800808</text:p>
          </table:table-cell>
        </table:table-row>
        <table:table-row table:style-name="ro1">
          <table:table-cell office:value-type="float" office:value="-0.608822" calcext:value-type="float">
            <text:p>-0.608822</text:p>
          </table:table-cell>
          <table:table-cell office:value-type="float" office:value="44.800799" calcext:value-type="float">
            <text:p>44.800799</text:p>
          </table:table-cell>
        </table:table-row>
        <table:table-row table:style-name="ro1">
          <table:table-cell office:value-type="float" office:value="-0.608681" calcext:value-type="float">
            <text:p>-0.608681</text:p>
          </table:table-cell>
          <table:table-cell office:value-type="float" office:value="44.800786" calcext:value-type="float">
            <text:p>44.800786</text:p>
          </table:table-cell>
        </table:table-row>
        <table:table-row table:style-name="ro1">
          <table:table-cell office:value-type="float" office:value="-0.608519" calcext:value-type="float">
            <text:p>-0.608519</text:p>
          </table:table-cell>
          <table:table-cell office:value-type="float" office:value="44.800765" calcext:value-type="float">
            <text:p>44.800765</text:p>
          </table:table-cell>
        </table:table-row>
        <table:table-row table:style-name="ro1">
          <table:table-cell office:value-type="float" office:value="-0.608341" calcext:value-type="float">
            <text:p>-0.608341</text:p>
          </table:table-cell>
          <table:table-cell office:value-type="float" office:value="44.800738" calcext:value-type="float">
            <text:p>44.800738</text:p>
          </table:table-cell>
        </table:table-row>
        <table:table-row table:style-name="ro1">
          <table:table-cell office:value-type="float" office:value="-0.60814" calcext:value-type="float">
            <text:p>-0.60814</text:p>
          </table:table-cell>
          <table:table-cell office:value-type="float" office:value="44.800699" calcext:value-type="float">
            <text:p>44.800699</text:p>
          </table:table-cell>
        </table:table-row>
        <table:table-row table:style-name="ro1">
          <table:table-cell office:value-type="float" office:value="-0.607919" calcext:value-type="float">
            <text:p>-0.607919</text:p>
          </table:table-cell>
          <table:table-cell office:value-type="float" office:value="44.800646" calcext:value-type="float">
            <text:p>44.800646</text:p>
          </table:table-cell>
        </table:table-row>
        <table:table-row table:style-name="ro1">
          <table:table-cell office:value-type="float" office:value="-0.607685" calcext:value-type="float">
            <text:p>-0.607685</text:p>
          </table:table-cell>
          <table:table-cell office:value-type="float" office:value="44.800575" calcext:value-type="float">
            <text:p>44.800575</text:p>
          </table:table-cell>
        </table:table-row>
        <table:table-row table:style-name="ro1">
          <table:table-cell office:value-type="float" office:value="-0.607452" calcext:value-type="float">
            <text:p>-0.607452</text:p>
          </table:table-cell>
          <table:table-cell office:value-type="float" office:value="44.800492" calcext:value-type="float">
            <text:p>44.800492</text:p>
          </table:table-cell>
        </table:table-row>
        <table:table-row table:style-name="ro1">
          <table:table-cell office:value-type="float" office:value="-0.607235" calcext:value-type="float">
            <text:p>-0.607235</text:p>
          </table:table-cell>
          <table:table-cell office:value-type="float" office:value="44.800403" calcext:value-type="float">
            <text:p>44.800403</text:p>
          </table:table-cell>
        </table:table-row>
        <table:table-row table:style-name="ro1">
          <table:table-cell office:value-type="float" office:value="-0.607025" calcext:value-type="float">
            <text:p>-0.607025</text:p>
          </table:table-cell>
          <table:table-cell office:value-type="float" office:value="44.800298" calcext:value-type="float">
            <text:p>44.800298</text:p>
          </table:table-cell>
        </table:table-row>
        <table:table-row table:style-name="ro1">
          <table:table-cell office:value-type="float" office:value="-0.606826" calcext:value-type="float">
            <text:p>-0.606826</text:p>
          </table:table-cell>
          <table:table-cell office:value-type="float" office:value="44.800186" calcext:value-type="float">
            <text:p>44.800186</text:p>
          </table:table-cell>
        </table:table-row>
        <table:table-row table:style-name="ro1">
          <table:table-cell office:value-type="float" office:value="-0.606637" calcext:value-type="float">
            <text:p>-0.606637</text:p>
          </table:table-cell>
          <table:table-cell office:value-type="float" office:value="44.80007" calcext:value-type="float">
            <text:p>44.80007</text:p>
          </table:table-cell>
        </table:table-row>
        <table:table-row table:style-name="ro1">
          <table:table-cell office:value-type="float" office:value="-0.606488" calcext:value-type="float">
            <text:p>-0.606488</text:p>
          </table:table-cell>
          <table:table-cell office:value-type="float" office:value="44.799962" calcext:value-type="float">
            <text:p>44.799962</text:p>
          </table:table-cell>
        </table:table-row>
        <table:table-row table:style-name="ro1">
          <table:table-cell office:value-type="float" office:value="-0.606374" calcext:value-type="float">
            <text:p>-0.606374</text:p>
          </table:table-cell>
          <table:table-cell office:value-type="float" office:value="44.799876" calcext:value-type="float">
            <text:p>44.799876</text:p>
          </table:table-cell>
        </table:table-row>
        <table:table-row table:style-name="ro1">
          <table:table-cell office:value-type="float" office:value="-0.606245" calcext:value-type="float">
            <text:p>-0.606245</text:p>
          </table:table-cell>
          <table:table-cell office:value-type="float" office:value="44.799779" calcext:value-type="float">
            <text:p>44.799779</text:p>
          </table:table-cell>
        </table:table-row>
        <table:table-row table:style-name="ro1">
          <table:table-cell office:value-type="float" office:value="-0.606096" calcext:value-type="float">
            <text:p>-0.606096</text:p>
          </table:table-cell>
          <table:table-cell office:value-type="float" office:value="44.79967" calcext:value-type="float">
            <text:p>44.79967</text:p>
          </table:table-cell>
        </table:table-row>
        <table:table-row table:style-name="ro1">
          <table:table-cell office:value-type="float" office:value="-0.605932" calcext:value-type="float">
            <text:p>-0.605932</text:p>
          </table:table-cell>
          <table:table-cell office:value-type="float" office:value="44.799552" calcext:value-type="float">
            <text:p>44.799552</text:p>
          </table:table-cell>
        </table:table-row>
        <table:table-row table:style-name="ro1">
          <table:table-cell office:value-type="float" office:value="-0.605755" calcext:value-type="float">
            <text:p>-0.605755</text:p>
          </table:table-cell>
          <table:table-cell office:value-type="float" office:value="44.799425" calcext:value-type="float">
            <text:p>44.799425</text:p>
          </table:table-cell>
        </table:table-row>
        <table:table-row table:style-name="ro1">
          <table:table-cell office:value-type="float" office:value="-0.605573" calcext:value-type="float">
            <text:p>-0.605573</text:p>
          </table:table-cell>
          <table:table-cell office:value-type="float" office:value="44.799295" calcext:value-type="float">
            <text:p>44.799295</text:p>
          </table:table-cell>
        </table:table-row>
        <table:table-row table:style-name="ro1">
          <table:table-cell office:value-type="float" office:value="-0.605391" calcext:value-type="float">
            <text:p>-0.605391</text:p>
          </table:table-cell>
          <table:table-cell office:value-type="float" office:value="44.799164" calcext:value-type="float">
            <text:p>44.799164</text:p>
          </table:table-cell>
        </table:table-row>
        <table:table-row table:style-name="ro1">
          <table:table-cell office:value-type="float" office:value="-0.605212" calcext:value-type="float">
            <text:p>-0.605212</text:p>
          </table:table-cell>
          <table:table-cell office:value-type="float" office:value="44.799036" calcext:value-type="float">
            <text:p>44.799036</text:p>
          </table:table-cell>
        </table:table-row>
        <table:table-row table:style-name="ro1">
          <table:table-cell office:value-type="float" office:value="-0.605033" calcext:value-type="float">
            <text:p>-0.605033</text:p>
          </table:table-cell>
          <table:table-cell office:value-type="float" office:value="44.798904" calcext:value-type="float">
            <text:p>44.798904</text:p>
          </table:table-cell>
        </table:table-row>
        <table:table-row table:style-name="ro1">
          <table:table-cell office:value-type="float" office:value="-0.60485" calcext:value-type="float">
            <text:p>-0.60485</text:p>
          </table:table-cell>
          <table:table-cell office:value-type="float" office:value="44.79877" calcext:value-type="float">
            <text:p>44.79877</text:p>
          </table:table-cell>
        </table:table-row>
        <table:table-row table:style-name="ro1">
          <table:table-cell office:value-type="float" office:value="-0.604677" calcext:value-type="float">
            <text:p>-0.604677</text:p>
          </table:table-cell>
          <table:table-cell office:value-type="float" office:value="44.798644" calcext:value-type="float">
            <text:p>44.798644</text:p>
          </table:table-cell>
        </table:table-row>
        <table:table-row table:style-name="ro1">
          <table:table-cell office:value-type="float" office:value="-0.604505" calcext:value-type="float">
            <text:p>-0.604505</text:p>
          </table:table-cell>
          <table:table-cell office:value-type="float" office:value="44.798517" calcext:value-type="float">
            <text:p>44.798517</text:p>
          </table:table-cell>
        </table:table-row>
        <table:table-row table:style-name="ro1">
          <table:table-cell office:value-type="float" office:value="-0.604329" calcext:value-type="float">
            <text:p>-0.604329</text:p>
          </table:table-cell>
          <table:table-cell office:value-type="float" office:value="44.798388" calcext:value-type="float">
            <text:p>44.798388</text:p>
          </table:table-cell>
        </table:table-row>
        <table:table-row table:style-name="ro1">
          <table:table-cell office:value-type="float" office:value="-0.604151" calcext:value-type="float">
            <text:p>-0.604151</text:p>
          </table:table-cell>
          <table:table-cell office:value-type="float" office:value="44.798258" calcext:value-type="float">
            <text:p>44.798258</text:p>
          </table:table-cell>
        </table:table-row>
        <table:table-row table:style-name="ro1">
          <table:table-cell office:value-type="float" office:value="-0.603978" calcext:value-type="float">
            <text:p>-0.603978</text:p>
          </table:table-cell>
          <table:table-cell office:value-type="float" office:value="44.798132" calcext:value-type="float">
            <text:p>44.798132</text:p>
          </table:table-cell>
        </table:table-row>
        <table:table-row table:style-name="ro1">
          <table:table-cell office:value-type="float" office:value="-0.603802" calcext:value-type="float">
            <text:p>-0.603802</text:p>
          </table:table-cell>
          <table:table-cell office:value-type="float" office:value="44.798002" calcext:value-type="float">
            <text:p>44.798002</text:p>
          </table:table-cell>
        </table:table-row>
        <table:table-row table:style-name="ro1">
          <table:table-cell office:value-type="float" office:value="-0.603625" calcext:value-type="float">
            <text:p>-0.603625</text:p>
          </table:table-cell>
          <table:table-cell office:value-type="float" office:value="44.797873" calcext:value-type="float">
            <text:p>44.797873</text:p>
          </table:table-cell>
        </table:table-row>
        <table:table-row table:style-name="ro1">
          <table:table-cell office:value-type="float" office:value="-0.60345" calcext:value-type="float">
            <text:p>-0.60345</text:p>
          </table:table-cell>
          <table:table-cell office:value-type="float" office:value="44.797744" calcext:value-type="float">
            <text:p>44.797744</text:p>
          </table:table-cell>
        </table:table-row>
        <table:table-row table:style-name="ro1">
          <table:table-cell office:value-type="float" office:value="-0.603267" calcext:value-type="float">
            <text:p>-0.603267</text:p>
          </table:table-cell>
          <table:table-cell office:value-type="float" office:value="44.797611" calcext:value-type="float">
            <text:p>44.797611</text:p>
          </table:table-cell>
        </table:table-row>
        <table:table-row table:style-name="ro1">
          <table:table-cell office:value-type="float" office:value="-0.603084" calcext:value-type="float">
            <text:p>-0.603084</text:p>
          </table:table-cell>
          <table:table-cell office:value-type="float" office:value="44.797476" calcext:value-type="float">
            <text:p>44.797476</text:p>
          </table:table-cell>
        </table:table-row>
        <table:table-row table:style-name="ro1">
          <table:table-cell office:value-type="float" office:value="-0.602902" calcext:value-type="float">
            <text:p>-0.602902</text:p>
          </table:table-cell>
          <table:table-cell office:value-type="float" office:value="44.797343" calcext:value-type="float">
            <text:p>44.797343</text:p>
          </table:table-cell>
        </table:table-row>
        <table:table-row table:style-name="ro1">
          <table:table-cell office:value-type="float" office:value="-0.60274" calcext:value-type="float">
            <text:p>-0.60274</text:p>
          </table:table-cell>
          <table:table-cell office:value-type="float" office:value="44.797224" calcext:value-type="float">
            <text:p>44.797224</text:p>
          </table:table-cell>
        </table:table-row>
        <table:table-row table:style-name="ro1">
          <table:table-cell office:value-type="float" office:value="-0.60261" calcext:value-type="float">
            <text:p>-0.60261</text:p>
          </table:table-cell>
          <table:table-cell office:value-type="float" office:value="44.797129" calcext:value-type="float">
            <text:p>44.797129</text:p>
          </table:table-cell>
        </table:table-row>
        <table:table-row table:style-name="ro1">
          <table:table-cell office:value-type="float" office:value="-0.602518" calcext:value-type="float">
            <text:p>-0.602518</text:p>
          </table:table-cell>
          <table:table-cell office:value-type="float" office:value="44.797061" calcext:value-type="float">
            <text:p>44.797061</text:p>
          </table:table-cell>
        </table:table-row>
        <table:table-row table:style-name="ro1">
          <table:table-cell office:value-type="float" office:value="-0.602465" calcext:value-type="float">
            <text:p>-0.602465</text:p>
          </table:table-cell>
          <table:table-cell office:value-type="float" office:value="44.797023" calcext:value-type="float">
            <text:p>44.797023</text:p>
          </table:table-cell>
        </table:table-row>
        <table:table-row table:style-name="ro1">
          <table:table-cell office:value-type="float" office:value="-0.602446" calcext:value-type="float">
            <text:p>-0.602446</text:p>
          </table:table-cell>
          <table:table-cell office:value-type="float" office:value="44.797009" calcext:value-type="float">
            <text:p>44.797009</text:p>
          </table:table-cell>
        </table:table-row>
        <table:table-row table:style-name="ro1">
          <table:table-cell office:value-type="float" office:value="-0.602441" calcext:value-type="float">
            <text:p>-0.602441</text:p>
          </table:table-cell>
          <table:table-cell office:value-type="float" office:value="44.797005" calcext:value-type="float">
            <text:p>44.797005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39" calcext:value-type="float">
            <text:p>-0.602439</text:p>
          </table:table-cell>
          <table:table-cell office:value-type="float" office:value="44.797004" calcext:value-type="float">
            <text:p>44.797004</text:p>
          </table:table-cell>
        </table:table-row>
        <table:table-row table:style-name="ro1">
          <table:table-cell office:value-type="float" office:value="-0.602423" calcext:value-type="float">
            <text:p>-0.602423</text:p>
          </table:table-cell>
          <table:table-cell office:value-type="float" office:value="44.796992" calcext:value-type="float">
            <text:p>44.796992</text:p>
          </table:table-cell>
        </table:table-row>
        <table:table-row table:style-name="ro1">
          <table:table-cell office:value-type="float" office:value="-0.602388" calcext:value-type="float">
            <text:p>-0.602388</text:p>
          </table:table-cell>
          <table:table-cell office:value-type="float" office:value="44.796966" calcext:value-type="float">
            <text:p>44.796966</text:p>
          </table:table-cell>
        </table:table-row>
        <table:table-row table:style-name="ro1">
          <table:table-cell office:value-type="float" office:value="-0.602338" calcext:value-type="float">
            <text:p>-0.602338</text:p>
          </table:table-cell>
          <table:table-cell office:value-type="float" office:value="44.796927" calcext:value-type="float">
            <text:p>44.796927</text:p>
          </table:table-cell>
        </table:table-row>
        <table:table-row table:style-name="ro1">
          <table:table-cell office:value-type="float" office:value="-0.602289" calcext:value-type="float">
            <text:p>-0.602289</text:p>
          </table:table-cell>
          <table:table-cell office:value-type="float" office:value="44.796863" calcext:value-type="float">
            <text:p>44.796863</text:p>
          </table:table-cell>
        </table:table-row>
        <table:table-row table:style-name="ro1">
          <table:table-cell office:value-type="float" office:value="-0.602327" calcext:value-type="float">
            <text:p>-0.602327</text:p>
          </table:table-cell>
          <table:table-cell office:value-type="float" office:value="44.796803" calcext:value-type="float">
            <text:p>44.796803</text:p>
          </table:table-cell>
        </table:table-row>
        <table:table-row table:style-name="ro1">
          <table:table-cell office:value-type="float" office:value="-0.602422" calcext:value-type="float">
            <text:p>-0.602422</text:p>
          </table:table-cell>
          <table:table-cell office:value-type="float" office:value="44.796765" calcext:value-type="float">
            <text:p>44.796765</text:p>
          </table:table-cell>
        </table:table-row>
        <table:table-row table:style-name="ro1">
          <table:table-cell office:value-type="float" office:value="-0.602519" calcext:value-type="float">
            <text:p>-0.602519</text:p>
          </table:table-cell>
          <table:table-cell office:value-type="float" office:value="44.796689" calcext:value-type="float">
            <text:p>44.796689</text:p>
          </table:table-cell>
        </table:table-row>
        <table:table-row table:style-name="ro1">
          <table:table-cell office:value-type="float" office:value="-0.60262" calcext:value-type="float">
            <text:p>-0.60262</text:p>
          </table:table-cell>
          <table:table-cell office:value-type="float" office:value="44.796608" calcext:value-type="float">
            <text:p>44.796608</text:p>
          </table:table-cell>
        </table:table-row>
        <table:table-row table:style-name="ro1">
          <table:table-cell office:value-type="float" office:value="-0.602719" calcext:value-type="float">
            <text:p>-0.602719</text:p>
          </table:table-cell>
          <table:table-cell office:value-type="float" office:value="44.796526" calcext:value-type="float">
            <text:p>44.796526</text:p>
          </table:table-cell>
        </table:table-row>
        <table:table-row table:style-name="ro1">
          <table:table-cell office:value-type="float" office:value="-0.60281" calcext:value-type="float">
            <text:p>-0.60281</text:p>
          </table:table-cell>
          <table:table-cell office:value-type="float" office:value="44.796435" calcext:value-type="float">
            <text:p>44.796435</text:p>
          </table:table-cell>
        </table:table-row>
        <table:table-row table:style-name="ro1">
          <table:table-cell office:value-type="float" office:value="-0.602898" calcext:value-type="float">
            <text:p>-0.602898</text:p>
          </table:table-cell>
          <table:table-cell office:value-type="float" office:value="44.79635" calcext:value-type="float">
            <text:p>44.79635</text:p>
          </table:table-cell>
        </table:table-row>
        <table:table-row table:style-name="ro1">
          <table:table-cell office:value-type="float" office:value="-0.602966" calcext:value-type="float">
            <text:p>-0.602966</text:p>
          </table:table-cell>
          <table:table-cell office:value-type="float" office:value="44.796286" calcext:value-type="float">
            <text:p>44.796286</text:p>
          </table:table-cell>
        </table:table-row>
        <table:table-row table:style-name="ro1">
          <table:table-cell office:value-type="float" office:value="-0.603005" calcext:value-type="float">
            <text:p>-0.603005</text:p>
          </table:table-cell>
          <table:table-cell office:value-type="float" office:value="44.796253" calcext:value-type="float">
            <text:p>44.796253</text:p>
          </table:table-cell>
        </table:table-row>
        <table:table-row table:style-name="ro1">
          <table:table-cell office:value-type="float" office:value="-0.603023" calcext:value-type="float">
            <text:p>-0.603023</text:p>
          </table:table-cell>
          <table:table-cell office:value-type="float" office:value="44.796238" calcext:value-type="float">
            <text:p>44.796238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25" calcext:value-type="float">
            <text:p>-0.603025</text:p>
          </table:table-cell>
          <table:table-cell office:value-type="float" office:value="44.796237" calcext:value-type="float">
            <text:p>44.796237</text:p>
          </table:table-cell>
        </table:table-row>
        <table:table-row table:style-name="ro1">
          <table:table-cell office:value-type="float" office:value="-0.603036" calcext:value-type="float">
            <text:p>-0.603036</text:p>
          </table:table-cell>
          <table:table-cell office:value-type="float" office:value="44.796228" calcext:value-type="float">
            <text:p>44.796228</text:p>
          </table:table-cell>
        </table:table-row>
        <table:table-row table:style-name="ro1">
          <table:table-cell office:value-type="float" office:value="-0.603059" calcext:value-type="float">
            <text:p>-0.603059</text:p>
          </table:table-cell>
          <table:table-cell office:value-type="float" office:value="44.79621" calcext:value-type="float">
            <text:p>44.79621</text:p>
          </table:table-cell>
        </table:table-row>
        <table:table-row table:style-name="ro1">
          <table:table-cell office:value-type="float" office:value="-0.603092" calcext:value-type="float">
            <text:p>-0.603092</text:p>
          </table:table-cell>
          <table:table-cell office:value-type="float" office:value="44.796184" calcext:value-type="float">
            <text:p>44.796184</text:p>
          </table:table-cell>
        </table:table-row>
        <table:table-row table:style-name="ro1">
          <table:table-cell office:value-type="float" office:value="-0.603146" calcext:value-type="float">
            <text:p>-0.603146</text:p>
          </table:table-cell>
          <table:table-cell office:value-type="float" office:value="44.796143" calcext:value-type="float">
            <text:p>44.796143</text:p>
          </table:table-cell>
        </table:table-row>
        <table:table-row table:style-name="ro1">
          <table:table-cell office:value-type="float" office:value="-0.603223" calcext:value-type="float">
            <text:p>-0.603223</text:p>
          </table:table-cell>
          <table:table-cell office:value-type="float" office:value="44.796085" calcext:value-type="float">
            <text:p>44.796085</text:p>
          </table:table-cell>
        </table:table-row>
        <table:table-row table:style-name="ro1">
          <table:table-cell office:value-type="float" office:value="-0.603314" calcext:value-type="float">
            <text:p>-0.603314</text:p>
          </table:table-cell>
          <table:table-cell office:value-type="float" office:value="44.796017" calcext:value-type="float">
            <text:p>44.796017</text:p>
          </table:table-cell>
        </table:table-row>
        <table:table-row table:style-name="ro1">
          <table:table-cell office:value-type="float" office:value="-0.603426" calcext:value-type="float">
            <text:p>-0.603426</text:p>
          </table:table-cell>
          <table:table-cell office:value-type="float" office:value="44.795933" calcext:value-type="float">
            <text:p>44.795933</text:p>
          </table:table-cell>
        </table:table-row>
        <table:table-row table:style-name="ro1">
          <table:table-cell office:value-type="float" office:value="-0.603535" calcext:value-type="float">
            <text:p>-0.603535</text:p>
          </table:table-cell>
          <table:table-cell office:value-type="float" office:value="44.795851" calcext:value-type="float">
            <text:p>44.795851</text:p>
          </table:table-cell>
        </table:table-row>
        <table:table-row table:style-name="ro1">
          <table:table-cell office:value-type="float" office:value="-0.603643" calcext:value-type="float">
            <text:p>-0.603643</text:p>
          </table:table-cell>
          <table:table-cell office:value-type="float" office:value="44.79577" calcext:value-type="float">
            <text:p>44.79577</text:p>
          </table:table-cell>
        </table:table-row>
        <table:table-row table:style-name="ro1">
          <table:table-cell office:value-type="float" office:value="-0.60375" calcext:value-type="float">
            <text:p>-0.60375</text:p>
          </table:table-cell>
          <table:table-cell office:value-type="float" office:value="44.79569" calcext:value-type="float">
            <text:p>44.79569</text:p>
          </table:table-cell>
        </table:table-row>
        <table:table-row table:style-name="ro1">
          <table:table-cell office:value-type="float" office:value="-0.603859" calcext:value-type="float">
            <text:p>-0.603859</text:p>
          </table:table-cell>
          <table:table-cell office:value-type="float" office:value="44.795608" calcext:value-type="float">
            <text:p>44.795608</text:p>
          </table:table-cell>
        </table:table-row>
        <table:table-row table:style-name="ro1">
          <table:table-cell office:value-type="float" office:value="-0.603953" calcext:value-type="float">
            <text:p>-0.603953</text:p>
          </table:table-cell>
          <table:table-cell office:value-type="float" office:value="44.795539" calcext:value-type="float">
            <text:p>44.795539</text:p>
          </table:table-cell>
        </table:table-row>
        <table:table-row table:style-name="ro1">
          <table:table-cell office:value-type="float" office:value="-0.604034" calcext:value-type="float">
            <text:p>-0.604034</text:p>
          </table:table-cell>
          <table:table-cell office:value-type="float" office:value="44.795505" calcext:value-type="float">
            <text:p>44.795505</text:p>
          </table:table-cell>
        </table:table-row>
        <table:table-row table:style-name="ro1">
          <table:table-cell office:value-type="float" office:value="-0.604131" calcext:value-type="float">
            <text:p>-0.604131</text:p>
          </table:table-cell>
          <table:table-cell office:value-type="float" office:value="44.795516" calcext:value-type="float">
            <text:p>44.795516</text:p>
          </table:table-cell>
        </table:table-row>
        <table:table-row table:style-name="ro1">
          <table:table-cell office:value-type="float" office:value="-0.604226" calcext:value-type="float">
            <text:p>-0.604226</text:p>
          </table:table-cell>
          <table:table-cell office:value-type="float" office:value="44.795536" calcext:value-type="float">
            <text:p>44.795536</text:p>
          </table:table-cell>
        </table:table-row>
        <table:table-row table:style-name="ro1">
          <table:table-cell office:value-type="float" office:value="-0.604341" calcext:value-type="float">
            <text:p>-0.604341</text:p>
          </table:table-cell>
          <table:table-cell office:value-type="float" office:value="44.795554" calcext:value-type="float">
            <text:p>44.795554</text:p>
          </table:table-cell>
        </table:table-row>
        <table:table-row table:style-name="ro1">
          <table:table-cell office:value-type="float" office:value="-0.604486" calcext:value-type="float">
            <text:p>-0.604486</text:p>
          </table:table-cell>
          <table:table-cell office:value-type="float" office:value="44.795577" calcext:value-type="float">
            <text:p>44.795577</text:p>
          </table:table-cell>
        </table:table-row>
        <table:table-row table:style-name="ro1">
          <table:table-cell office:value-type="float" office:value="-0.604634" calcext:value-type="float">
            <text:p>-0.604634</text:p>
          </table:table-cell>
          <table:table-cell office:value-type="float" office:value="44.7956" calcext:value-type="float">
            <text:p>44.7956</text:p>
          </table:table-cell>
        </table:table-row>
        <table:table-row table:style-name="ro1">
          <table:table-cell office:value-type="float" office:value="-0.60479" calcext:value-type="float">
            <text:p>-0.60479</text:p>
          </table:table-cell>
          <table:table-cell office:value-type="float" office:value="44.795624" calcext:value-type="float">
            <text:p>44.795624</text:p>
          </table:table-cell>
        </table:table-row>
        <table:table-row table:style-name="ro1">
          <table:table-cell office:value-type="float" office:value="-0.604939" calcext:value-type="float">
            <text:p>-0.604939</text:p>
          </table:table-cell>
          <table:table-cell office:value-type="float" office:value="44.795648" calcext:value-type="float">
            <text:p>44.795648</text:p>
          </table:table-cell>
        </table:table-row>
        <table:table-row table:style-name="ro1">
          <table:table-cell office:value-type="float" office:value="-0.605096" calcext:value-type="float">
            <text:p>-0.605096</text:p>
          </table:table-cell>
          <table:table-cell office:value-type="float" office:value="44.795673" calcext:value-type="float">
            <text:p>44.795673</text:p>
          </table:table-cell>
        </table:table-row>
        <table:table-row table:style-name="ro1">
          <table:table-cell office:value-type="float" office:value="-0.605255" calcext:value-type="float">
            <text:p>-0.605255</text:p>
          </table:table-cell>
          <table:table-cell office:value-type="float" office:value="44.795697" calcext:value-type="float">
            <text:p>44.795697</text:p>
          </table:table-cell>
        </table:table-row>
        <table:table-row table:style-name="ro1">
          <table:table-cell office:value-type="float" office:value="-0.605411" calcext:value-type="float">
            <text:p>-0.605411</text:p>
          </table:table-cell>
          <table:table-cell office:value-type="float" office:value="44.795722" calcext:value-type="float">
            <text:p>44.795722</text:p>
          </table:table-cell>
        </table:table-row>
        <table:table-row table:style-name="ro1">
          <table:table-cell office:value-type="float" office:value="-0.605565" calcext:value-type="float">
            <text:p>-0.605565</text:p>
          </table:table-cell>
          <table:table-cell office:value-type="float" office:value="44.795745" calcext:value-type="float">
            <text:p>44.795745</text:p>
          </table:table-cell>
        </table:table-row>
        <table:table-row table:style-name="ro1">
          <table:table-cell office:value-type="float" office:value="-0.605721" calcext:value-type="float">
            <text:p>-0.605721</text:p>
          </table:table-cell>
          <table:table-cell office:value-type="float" office:value="44.795769" calcext:value-type="float">
            <text:p>44.795769</text:p>
          </table:table-cell>
        </table:table-row>
        <table:table-row table:style-name="ro1">
          <table:table-cell office:value-type="float" office:value="-0.60588" calcext:value-type="float">
            <text:p>-0.60588</text:p>
          </table:table-cell>
          <table:table-cell office:value-type="float" office:value="44.795793" calcext:value-type="float">
            <text:p>44.795793</text:p>
          </table:table-cell>
        </table:table-row>
        <table:table-row table:style-name="ro1">
          <table:table-cell office:value-type="float" office:value="-0.606034" calcext:value-type="float">
            <text:p>-0.606034</text:p>
          </table:table-cell>
          <table:table-cell office:value-type="float" office:value="44.795817" calcext:value-type="float">
            <text:p>44.795817</text:p>
          </table:table-cell>
        </table:table-row>
        <table:table-row table:style-name="ro1">
          <table:table-cell office:value-type="float" office:value="-0.606186" calcext:value-type="float">
            <text:p>-0.606186</text:p>
          </table:table-cell>
          <table:table-cell office:value-type="float" office:value="44.79584" calcext:value-type="float">
            <text:p>44.79584</text:p>
          </table:table-cell>
        </table:table-row>
        <table:table-row table:style-name="ro1">
          <table:table-cell office:value-type="float" office:value="-0.606342" calcext:value-type="float">
            <text:p>-0.606342</text:p>
          </table:table-cell>
          <table:table-cell office:value-type="float" office:value="44.795864" calcext:value-type="float">
            <text:p>44.795864</text:p>
          </table:table-cell>
        </table:table-row>
        <table:table-row table:style-name="ro1">
          <table:table-cell office:value-type="float" office:value="-0.606497" calcext:value-type="float">
            <text:p>-0.606497</text:p>
          </table:table-cell>
          <table:table-cell office:value-type="float" office:value="44.795888" calcext:value-type="float">
            <text:p>44.795888</text:p>
          </table:table-cell>
        </table:table-row>
        <table:table-row table:style-name="ro1">
          <table:table-cell office:value-type="float" office:value="-0.606644" calcext:value-type="float">
            <text:p>-0.606644</text:p>
          </table:table-cell>
          <table:table-cell office:value-type="float" office:value="44.795911" calcext:value-type="float">
            <text:p>44.795911</text:p>
          </table:table-cell>
        </table:table-row>
        <table:table-row table:style-name="ro1">
          <table:table-cell office:value-type="float" office:value="-0.6068" calcext:value-type="float">
            <text:p>-0.6068</text:p>
          </table:table-cell>
          <table:table-cell office:value-type="float" office:value="44.795936" calcext:value-type="float">
            <text:p>44.795936</text:p>
          </table:table-cell>
        </table:table-row>
        <table:table-row table:style-name="ro1">
          <table:table-cell office:value-type="float" office:value="-0.60695" calcext:value-type="float">
            <text:p>-0.60695</text:p>
          </table:table-cell>
          <table:table-cell office:value-type="float" office:value="44.795959" calcext:value-type="float">
            <text:p>44.795959</text:p>
          </table:table-cell>
        </table:table-row>
        <table:table-row table:style-name="ro1">
          <table:table-cell office:value-type="float" office:value="-0.6071" calcext:value-type="float">
            <text:p>-0.6071</text:p>
          </table:table-cell>
          <table:table-cell office:value-type="float" office:value="44.795983" calcext:value-type="float">
            <text:p>44.795983</text:p>
          </table:table-cell>
        </table:table-row>
        <table:table-row table:style-name="ro1">
          <table:table-cell office:value-type="float" office:value="-0.607247" calcext:value-type="float">
            <text:p>-0.607247</text:p>
          </table:table-cell>
          <table:table-cell office:value-type="float" office:value="44.796006" calcext:value-type="float">
            <text:p>44.796006</text:p>
          </table:table-cell>
        </table:table-row>
        <table:table-row table:style-name="ro1">
          <table:table-cell office:value-type="float" office:value="-0.607397" calcext:value-type="float">
            <text:p>-0.607397</text:p>
          </table:table-cell>
          <table:table-cell office:value-type="float" office:value="44.796023" calcext:value-type="float">
            <text:p>44.796023</text:p>
          </table:table-cell>
        </table:table-row>
        <table:table-row table:style-name="ro1">
          <table:table-cell office:value-type="float" office:value="-0.607546" calcext:value-type="float">
            <text:p>-0.607546</text:p>
          </table:table-cell>
          <table:table-cell office:value-type="float" office:value="44.796036" calcext:value-type="float">
            <text:p>44.796036</text:p>
          </table:table-cell>
        </table:table-row>
        <table:table-row table:style-name="ro1">
          <table:table-cell office:value-type="float" office:value="-0.607707" calcext:value-type="float">
            <text:p>-0.607707</text:p>
          </table:table-cell>
          <table:table-cell office:value-type="float" office:value="44.796044" calcext:value-type="float">
            <text:p>44.796044</text:p>
          </table:table-cell>
        </table:table-row>
        <table:table-row table:style-name="ro1">
          <table:table-cell office:value-type="float" office:value="-0.607866" calcext:value-type="float">
            <text:p>-0.607866</text:p>
          </table:table-cell>
          <table:table-cell office:value-type="float" office:value="44.796052" calcext:value-type="float">
            <text:p>44.796052</text:p>
          </table:table-cell>
        </table:table-row>
        <table:table-row table:style-name="ro1">
          <table:table-cell office:value-type="float" office:value="-0.608017" calcext:value-type="float">
            <text:p>-0.608017</text:p>
          </table:table-cell>
          <table:table-cell office:value-type="float" office:value="44.79606" calcext:value-type="float">
            <text:p>44.79606</text:p>
          </table:table-cell>
        </table:table-row>
        <table:table-row table:style-name="ro1">
          <table:table-cell office:value-type="float" office:value="-0.608174" calcext:value-type="float">
            <text:p>-0.608174</text:p>
          </table:table-cell>
          <table:table-cell office:value-type="float" office:value="44.796067" calcext:value-type="float">
            <text:p>44.796067</text:p>
          </table:table-cell>
        </table:table-row>
        <table:table-row table:style-name="ro1">
          <table:table-cell office:value-type="float" office:value="-0.608333" calcext:value-type="float">
            <text:p>-0.608333</text:p>
          </table:table-cell>
          <table:table-cell office:value-type="float" office:value="44.796081" calcext:value-type="float">
            <text:p>44.796081</text:p>
          </table:table-cell>
        </table:table-row>
        <table:table-row table:style-name="ro1">
          <table:table-cell office:value-type="float" office:value="-0.608445" calcext:value-type="float">
            <text:p>-0.608445</text:p>
          </table:table-cell>
          <table:table-cell office:value-type="float" office:value="44.796093" calcext:value-type="float">
            <text:p>44.796093</text:p>
          </table:table-cell>
        </table:table-row>
        <table:table-row table:style-name="ro1">
          <table:table-cell office:value-type="float" office:value="-0.608502" calcext:value-type="float">
            <text:p>-0.608502</text:p>
          </table:table-cell>
          <table:table-cell office:value-type="float" office:value="44.796096" calcext:value-type="float">
            <text:p>44.796096</text:p>
          </table:table-cell>
        </table:table-row>
        <table:table-row table:style-name="ro1">
          <table:table-cell office:value-type="float" office:value="-0.608584" calcext:value-type="float">
            <text:p>-0.608584</text:p>
          </table:table-cell>
          <table:table-cell office:value-type="float" office:value="44.796091" calcext:value-type="float">
            <text:p>44.796091</text:p>
          </table:table-cell>
        </table:table-row>
        <table:table-row table:style-name="ro1">
          <table:table-cell office:value-type="float" office:value="-0.608687" calcext:value-type="float">
            <text:p>-0.608687</text:p>
          </table:table-cell>
          <table:table-cell office:value-type="float" office:value="44.796079" calcext:value-type="float">
            <text:p>44.796079</text:p>
          </table:table-cell>
        </table:table-row>
        <table:table-row table:style-name="ro1">
          <table:table-cell office:value-type="float" office:value="-0.608812" calcext:value-type="float">
            <text:p>-0.608812</text:p>
          </table:table-cell>
          <table:table-cell office:value-type="float" office:value="44.796058" calcext:value-type="float">
            <text:p>44.796058</text:p>
          </table:table-cell>
        </table:table-row>
        <table:table-row table:style-name="ro1">
          <table:table-cell office:value-type="float" office:value="-0.608957" calcext:value-type="float">
            <text:p>-0.608957</text:p>
          </table:table-cell>
          <table:table-cell office:value-type="float" office:value="44.796023" calcext:value-type="float">
            <text:p>44.796023</text:p>
          </table:table-cell>
        </table:table-row>
        <table:table-row table:style-name="ro1">
          <table:table-cell office:value-type="float" office:value="-0.609109" calcext:value-type="float">
            <text:p>-0.609109</text:p>
          </table:table-cell>
          <table:table-cell office:value-type="float" office:value="44.795986" calcext:value-type="float">
            <text:p>44.795986</text:p>
          </table:table-cell>
        </table:table-row>
        <table:table-row table:style-name="ro1">
          <table:table-cell office:value-type="float" office:value="-0.609253" calcext:value-type="float">
            <text:p>-0.609253</text:p>
          </table:table-cell>
          <table:table-cell office:value-type="float" office:value="44.79595" calcext:value-type="float">
            <text:p>44.79595</text:p>
          </table:table-cell>
        </table:table-row>
        <table:table-row table:style-name="ro1">
          <table:table-cell office:value-type="float" office:value="-0.609354" calcext:value-type="float">
            <text:p>-0.609354</text:p>
          </table:table-cell>
          <table:table-cell office:value-type="float" office:value="44.795926" calcext:value-type="float">
            <text:p>44.795926</text:p>
          </table:table-cell>
        </table:table-row>
        <table:table-row table:style-name="ro1">
          <table:table-cell office:value-type="float" office:value="-0.609417" calcext:value-type="float">
            <text:p>-0.609417</text:p>
          </table:table-cell>
          <table:table-cell office:value-type="float" office:value="44.795893" calcext:value-type="float">
            <text:p>44.795893</text:p>
          </table:table-cell>
        </table:table-row>
        <table:table-row table:style-name="ro1">
          <table:table-cell office:value-type="float" office:value="-0.609424" calcext:value-type="float">
            <text:p>-0.609424</text:p>
          </table:table-cell>
          <table:table-cell office:value-type="float" office:value="44.795845" calcext:value-type="float">
            <text:p>44.795845</text:p>
          </table:table-cell>
        </table:table-row>
        <table:table-row table:style-name="ro1">
          <table:table-cell office:value-type="float" office:value="-0.609394" calcext:value-type="float">
            <text:p>-0.609394</text:p>
          </table:table-cell>
          <table:table-cell office:value-type="float" office:value="44.795784" calcext:value-type="float">
            <text:p>44.795784</text:p>
          </table:table-cell>
        </table:table-row>
        <table:table-row table:style-name="ro1">
          <table:table-cell office:value-type="float" office:value="-0.609354" calcext:value-type="float">
            <text:p>-0.609354</text:p>
          </table:table-cell>
          <table:table-cell office:value-type="float" office:value="44.795702" calcext:value-type="float">
            <text:p>44.795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11:46:26.847370103</dc:date>
    <meta:editing-duration>PT1H34M34S</meta:editing-duration>
    <meta:editing-cycles>5</meta:editing-cycles>
    <meta:generator>LibreOffice/7.3.7.2$Linux_X86_64 LibreOffice_project/30$Build-2</meta:generator>
    <meta:document-statistic meta:table-count="1" meta:cell-count="4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Dot_20__28_Rounded_29_" svg:stroke-width="0.025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35cm" svg:height="13.84cm" xlink:href=".." xlink:type="simple" chart:class="chart:scatter" chart:style-name="ch1">
        <chart:legend chart:legend-position="end" svg:x="21.079cm" svg:y="6.721cm" style:legend-expansion="custom" svg:width="3.442cm" svg:height="0.598cm" style:legend-expansion-aspect-ratio="5.75585284280936" chart:style-name="ch2"/>
        <chart:plot-area chart:style-name="ch3" table:cell-range-address="graph1.A1:graph1.B235" svg:x="0.504cm" svg:y="0.276cm" svg:width="20.575cm" svg:height="13.288cm">
          <chart:coordinate-region svg:x="0.981cm" svg:y="0.475cm" svg:width="19.805cm" svg:height="12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1.B1:graph1.B235" chart:class="chart:scatter">
            <chart:domain table:cell-range-address="graph1.A1:graph1.A235"/>
            <chart:data-point/>
            <chart:data-point chart:style-name="ch7" chart:repeated="3"/>
            <chart:data-point/>
            <chart:data-point chart:style-name="ch7"/>
            <chart:data-point/>
            <chart:data-point chart:style-name="ch7"/>
            <chart:data-point/>
            <chart:data-point chart:style-name="ch7" chart:repeated="2"/>
            <chart:data-point chart:repeated="2"/>
            <chart:data-point chart:style-name="ch7" chart:repeated="7"/>
            <chart:data-point chart:repeated="13"/>
            <chart:data-point chart:style-name="ch7" chart:repeated="2"/>
            <chart:data-point chart:repeated="7"/>
            <chart:data-point chart:style-name="ch7" chart:repeated="3"/>
            <chart:data-point chart:repeated="176"/>
            <chart:data-point chart:style-name="ch7"/>
            <chart:data-point chart:repeated="6"/>
            <chart:data-point chart:style-name="ch7"/>
            <chart:data-point chart:repeated="5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1.A1:graph1.A235</svg:desc>
                </draw:g>
              </table:table-cell>
              <table:table-cell office:value-type="float" office:value="1">
                <text:p>1</text:p>
                <draw:g>
                  <svg:desc>graph1.B1:graph1.B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07536">
                <text:p>-0.607536</text:p>
              </table:table-cell>
              <table:table-cell office:value-type="float" office:value="44.804308">
                <text:p>44.804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07547">
                <text:p>-0.607547</text:p>
              </table:table-cell>
              <table:table-cell office:value-type="float" office:value="44.804328">
                <text:p>44.804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07566">
                <text:p>-0.607566</text:p>
              </table:table-cell>
              <table:table-cell office:value-type="float" office:value="44.804364">
                <text:p>44.804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07593">
                <text:p>-0.607593</text:p>
              </table:table-cell>
              <table:table-cell office:value-type="float" office:value="44.804415">
                <text:p>44.804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07631">
                <text:p>-0.607631</text:p>
              </table:table-cell>
              <table:table-cell office:value-type="float" office:value="44.804488">
                <text:p>44.804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0768">
                <text:p>-0.60768</text:p>
              </table:table-cell>
              <table:table-cell office:value-type="float" office:value="44.80458">
                <text:p>44.80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07732">
                <text:p>-0.607732</text:p>
              </table:table-cell>
              <table:table-cell office:value-type="float" office:value="44.80468">
                <text:p>44.80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0779">
                <text:p>-0.60779</text:p>
              </table:table-cell>
              <table:table-cell office:value-type="float" office:value="44.804789">
                <text:p>44.804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7846">
                <text:p>-0.607846</text:p>
              </table:table-cell>
              <table:table-cell office:value-type="float" office:value="44.804894">
                <text:p>44.804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07896">
                <text:p>-0.607896</text:p>
              </table:table-cell>
              <table:table-cell office:value-type="float" office:value="44.804991">
                <text:p>44.804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07928">
                <text:p>-0.607928</text:p>
              </table:table-cell>
              <table:table-cell office:value-type="float" office:value="44.805051">
                <text:p>44.805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07948">
                <text:p>-0.607948</text:p>
              </table:table-cell>
              <table:table-cell office:value-type="float" office:value="44.805092">
                <text:p>44.805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0793">
                <text:p>-0.60793</text:p>
              </table:table-cell>
              <table:table-cell office:value-type="float" office:value="44.805136">
                <text:p>44.805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7868">
                <text:p>-0.607868</text:p>
              </table:table-cell>
              <table:table-cell office:value-type="float" office:value="44.805156">
                <text:p>44.805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07779">
                <text:p>-0.607779</text:p>
              </table:table-cell>
              <table:table-cell office:value-type="float" office:value="44.805179">
                <text:p>44.805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07666">
                <text:p>-0.607666</text:p>
              </table:table-cell>
              <table:table-cell office:value-type="float" office:value="44.805208">
                <text:p>44.805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07526">
                <text:p>-0.607526</text:p>
              </table:table-cell>
              <table:table-cell office:value-type="float" office:value="44.805245">
                <text:p>44.805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07377">
                <text:p>-0.607377</text:p>
              </table:table-cell>
              <table:table-cell office:value-type="float" office:value="44.805284">
                <text:p>44.805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07232">
                <text:p>-0.607232</text:p>
              </table:table-cell>
              <table:table-cell office:value-type="float" office:value="44.805321">
                <text:p>44.805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07089">
                <text:p>-0.607089</text:p>
              </table:table-cell>
              <table:table-cell office:value-type="float" office:value="44.805359">
                <text:p>44.805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06947">
                <text:p>-0.606947</text:p>
              </table:table-cell>
              <table:table-cell office:value-type="float" office:value="44.805395">
                <text:p>44.80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06848">
                <text:p>-0.606848</text:p>
              </table:table-cell>
              <table:table-cell office:value-type="float" office:value="44.805468">
                <text:p>44.805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06882">
                <text:p>-0.606882</text:p>
              </table:table-cell>
              <table:table-cell office:value-type="float" office:value="44.805573">
                <text:p>44.805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06937">
                <text:p>-0.606937</text:p>
              </table:table-cell>
              <table:table-cell office:value-type="float" office:value="44.805673">
                <text:p>44.805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06993">
                <text:p>-0.606993</text:p>
              </table:table-cell>
              <table:table-cell office:value-type="float" office:value="44.805774">
                <text:p>44.805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07031">
                <text:p>-0.607031</text:p>
              </table:table-cell>
              <table:table-cell office:value-type="float" office:value="44.80584">
                <text:p>44.80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07091">
                <text:p>-0.607091</text:p>
              </table:table-cell>
              <table:table-cell office:value-type="float" office:value="44.805907">
                <text:p>44.805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07196">
                <text:p>-0.607196</text:p>
              </table:table-cell>
              <table:table-cell office:value-type="float" office:value="44.805915">
                <text:p>44.805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07311">
                <text:p>-0.607311</text:p>
              </table:table-cell>
              <table:table-cell office:value-type="float" office:value="44.805897">
                <text:p>44.805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07424">
                <text:p>-0.607424</text:p>
              </table:table-cell>
              <table:table-cell office:value-type="float" office:value="44.80587">
                <text:p>44.80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07556">
                <text:p>-0.607556</text:p>
              </table:table-cell>
              <table:table-cell office:value-type="float" office:value="44.805837">
                <text:p>44.805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07657">
                <text:p>-0.607657</text:p>
              </table:table-cell>
              <table:table-cell office:value-type="float" office:value="44.805845">
                <text:p>44.805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077">
                <text:p>-0.6077</text:p>
              </table:table-cell>
              <table:table-cell office:value-type="float" office:value="44.805863">
                <text:p>44.805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07764">
                <text:p>-0.607764</text:p>
              </table:table-cell>
              <table:table-cell office:value-type="float" office:value="44.8059">
                <text:p>44.8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07858">
                <text:p>-0.607858</text:p>
              </table:table-cell>
              <table:table-cell office:value-type="float" office:value="44.805938">
                <text:p>44.805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07989">
                <text:p>-0.607989</text:p>
              </table:table-cell>
              <table:table-cell office:value-type="float" office:value="44.805933">
                <text:p>44.805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08096">
                <text:p>-0.608096</text:p>
              </table:table-cell>
              <table:table-cell office:value-type="float" office:value="44.80588">
                <text:p>44.80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08218">
                <text:p>-0.608218</text:p>
              </table:table-cell>
              <table:table-cell office:value-type="float" office:value="44.80581">
                <text:p>44.80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08358">
                <text:p>-0.608358</text:p>
              </table:table-cell>
              <table:table-cell office:value-type="float" office:value="44.805735">
                <text:p>44.805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8532">
                <text:p>-0.608532</text:p>
              </table:table-cell>
              <table:table-cell office:value-type="float" office:value="44.805655">
                <text:p>44.805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08737">
                <text:p>-0.608737</text:p>
              </table:table-cell>
              <table:table-cell office:value-type="float" office:value="44.805569">
                <text:p>44.805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08967">
                <text:p>-0.608967</text:p>
              </table:table-cell>
              <table:table-cell office:value-type="float" office:value="44.805478">
                <text:p>44.805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09229">
                <text:p>-0.609229</text:p>
              </table:table-cell>
              <table:table-cell office:value-type="float" office:value="44.805398">
                <text:p>44.805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9517">
                <text:p>-0.609517</text:p>
              </table:table-cell>
              <table:table-cell office:value-type="float" office:value="44.805317">
                <text:p>44.805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09776">
                <text:p>-0.609776</text:p>
              </table:table-cell>
              <table:table-cell office:value-type="float" office:value="44.80525">
                <text:p>44.80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09987">
                <text:p>-0.609987</text:p>
              </table:table-cell>
              <table:table-cell office:value-type="float" office:value="44.805194">
                <text:p>44.805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10144">
                <text:p>-0.610144</text:p>
              </table:table-cell>
              <table:table-cell office:value-type="float" office:value="44.805153">
                <text:p>44.80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1025">
                <text:p>-0.61025</text:p>
              </table:table-cell>
              <table:table-cell office:value-type="float" office:value="44.805131">
                <text:p>44.805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10379">
                <text:p>-0.610379</text:p>
              </table:table-cell>
              <table:table-cell office:value-type="float" office:value="44.805136">
                <text:p>44.805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10531">
                <text:p>-0.610531</text:p>
              </table:table-cell>
              <table:table-cell office:value-type="float" office:value="44.805171">
                <text:p>44.805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1072">
                <text:p>-0.61072</text:p>
              </table:table-cell>
              <table:table-cell office:value-type="float" office:value="44.805176">
                <text:p>44.805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10888">
                <text:p>-0.610888</text:p>
              </table:table-cell>
              <table:table-cell office:value-type="float" office:value="44.80509">
                <text:p>44.80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10921">
                <text:p>-0.610921</text:p>
              </table:table-cell>
              <table:table-cell office:value-type="float" office:value="44.804932">
                <text:p>44.804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0774">
                <text:p>-0.610774</text:p>
              </table:table-cell>
              <table:table-cell office:value-type="float" office:value="44.804796">
                <text:p>44.804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10605">
                <text:p>-0.610605</text:p>
              </table:table-cell>
              <table:table-cell office:value-type="float" office:value="44.804665">
                <text:p>44.804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10526">
                <text:p>-0.610526</text:p>
              </table:table-cell>
              <table:table-cell office:value-type="float" office:value="44.804496">
                <text:p>44.80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10438">
                <text:p>-0.610438</text:p>
              </table:table-cell>
              <table:table-cell office:value-type="float" office:value="44.80432">
                <text:p>44.80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10354">
                <text:p>-0.610354</text:p>
              </table:table-cell>
              <table:table-cell office:value-type="float" office:value="44.804153">
                <text:p>44.804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61027">
                <text:p>-0.61027</text:p>
              </table:table-cell>
              <table:table-cell office:value-type="float" office:value="44.803982">
                <text:p>44.803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610221">
                <text:p>-0.610221</text:p>
              </table:table-cell>
              <table:table-cell office:value-type="float" office:value="44.8038">
                <text:p>44.8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10208">
                <text:p>-0.610208</text:p>
              </table:table-cell>
              <table:table-cell office:value-type="float" office:value="44.803622">
                <text:p>44.803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10222">
                <text:p>-0.610222</text:p>
              </table:table-cell>
              <table:table-cell office:value-type="float" office:value="44.803438">
                <text:p>44.803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10245">
                <text:p>-0.610245</text:p>
              </table:table-cell>
              <table:table-cell office:value-type="float" office:value="44.803255">
                <text:p>44.803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10266">
                <text:p>-0.610266</text:p>
              </table:table-cell>
              <table:table-cell office:value-type="float" office:value="44.803069">
                <text:p>44.803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10289">
                <text:p>-0.610289</text:p>
              </table:table-cell>
              <table:table-cell office:value-type="float" office:value="44.80289">
                <text:p>44.80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10309">
                <text:p>-0.610309</text:p>
              </table:table-cell>
              <table:table-cell office:value-type="float" office:value="44.802704">
                <text:p>44.802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10302">
                <text:p>-0.610302</text:p>
              </table:table-cell>
              <table:table-cell office:value-type="float" office:value="44.802523">
                <text:p>44.8025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10255">
                <text:p>-0.610255</text:p>
              </table:table-cell>
              <table:table-cell office:value-type="float" office:value="44.802346">
                <text:p>44.80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10168">
                <text:p>-0.610168</text:p>
              </table:table-cell>
              <table:table-cell office:value-type="float" office:value="44.802171">
                <text:p>44.802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10076">
                <text:p>-0.610076</text:p>
              </table:table-cell>
              <table:table-cell office:value-type="float" office:value="44.801996">
                <text:p>44.801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09984">
                <text:p>-0.609984</text:p>
              </table:table-cell>
              <table:table-cell office:value-type="float" office:value="44.801822">
                <text:p>44.801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9894">
                <text:p>-0.609894</text:p>
              </table:table-cell>
              <table:table-cell office:value-type="float" office:value="44.801654">
                <text:p>44.801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09804">
                <text:p>-0.609804</text:p>
              </table:table-cell>
              <table:table-cell office:value-type="float" office:value="44.801484">
                <text:p>44.801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09713">
                <text:p>-0.609713</text:p>
              </table:table-cell>
              <table:table-cell office:value-type="float" office:value="44.801311">
                <text:p>44.801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09643">
                <text:p>-0.609643</text:p>
              </table:table-cell>
              <table:table-cell office:value-type="float" office:value="44.801166">
                <text:p>44.801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09599">
                <text:p>-0.609599</text:p>
              </table:table-cell>
              <table:table-cell office:value-type="float" office:value="44.801058">
                <text:p>44.801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09587">
                <text:p>-0.609587</text:p>
              </table:table-cell>
              <table:table-cell office:value-type="float" office:value="44.800985">
                <text:p>44.800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09588">
                <text:p>-0.609588</text:p>
              </table:table-cell>
              <table:table-cell office:value-type="float" office:value="44.800938">
                <text:p>44.800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09598">
                <text:p>-0.609598</text:p>
              </table:table-cell>
              <table:table-cell office:value-type="float" office:value="44.800902">
                <text:p>44.800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09617">
                <text:p>-0.609617</text:p>
              </table:table-cell>
              <table:table-cell office:value-type="float" office:value="44.80085">
                <text:p>44.80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09631">
                <text:p>-0.609631</text:p>
              </table:table-cell>
              <table:table-cell office:value-type="float" office:value="44.800786">
                <text:p>44.800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609624">
                <text:p>-0.609624</text:p>
              </table:table-cell>
              <table:table-cell office:value-type="float" office:value="44.800767">
                <text:p>44.800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09618">
                <text:p>-0.609618</text:p>
              </table:table-cell>
              <table:table-cell office:value-type="float" office:value="44.800755">
                <text:p>44.800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09595">
                <text:p>-0.609595</text:p>
              </table:table-cell>
              <table:table-cell office:value-type="float" office:value="44.800726">
                <text:p>44.8007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09549">
                <text:p>-0.609549</text:p>
              </table:table-cell>
              <table:table-cell office:value-type="float" office:value="44.800695">
                <text:p>44.8006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09464">
                <text:p>-0.609464</text:p>
              </table:table-cell>
              <table:table-cell office:value-type="float" office:value="44.800677">
                <text:p>44.800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0936">
                <text:p>-0.60936</text:p>
              </table:table-cell>
              <table:table-cell office:value-type="float" office:value="44.800699">
                <text:p>44.8006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09302">
                <text:p>-0.609302</text:p>
              </table:table-cell>
              <table:table-cell office:value-type="float" office:value="44.800744">
                <text:p>44.8007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09261">
                <text:p>-0.609261</text:p>
              </table:table-cell>
              <table:table-cell office:value-type="float" office:value="44.800798">
                <text:p>44.800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09179">
                <text:p>-0.609179</text:p>
              </table:table-cell>
              <table:table-cell office:value-type="float" office:value="44.800813">
                <text:p>44.8008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09083">
                <text:p>-0.609083</text:p>
              </table:table-cell>
              <table:table-cell office:value-type="float" office:value="44.800817">
                <text:p>44.800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0902">
                <text:p>-0.60902</text:p>
              </table:table-cell>
              <table:table-cell office:value-type="float" office:value="44.800814">
                <text:p>44.8008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08936">
                <text:p>-0.608936</text:p>
              </table:table-cell>
              <table:table-cell office:value-type="float" office:value="44.800808">
                <text:p>44.800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8822">
                <text:p>-0.608822</text:p>
              </table:table-cell>
              <table:table-cell office:value-type="float" office:value="44.800799">
                <text:p>44.8007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08681">
                <text:p>-0.608681</text:p>
              </table:table-cell>
              <table:table-cell office:value-type="float" office:value="44.800786">
                <text:p>44.800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08519">
                <text:p>-0.608519</text:p>
              </table:table-cell>
              <table:table-cell office:value-type="float" office:value="44.800765">
                <text:p>44.800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08341">
                <text:p>-0.608341</text:p>
              </table:table-cell>
              <table:table-cell office:value-type="float" office:value="44.800738">
                <text:p>44.800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0814">
                <text:p>-0.60814</text:p>
              </table:table-cell>
              <table:table-cell office:value-type="float" office:value="44.800699">
                <text:p>44.800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07919">
                <text:p>-0.607919</text:p>
              </table:table-cell>
              <table:table-cell office:value-type="float" office:value="44.800646">
                <text:p>44.8006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07685">
                <text:p>-0.607685</text:p>
              </table:table-cell>
              <table:table-cell office:value-type="float" office:value="44.800575">
                <text:p>44.800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07452">
                <text:p>-0.607452</text:p>
              </table:table-cell>
              <table:table-cell office:value-type="float" office:value="44.800492">
                <text:p>44.8004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07235">
                <text:p>-0.607235</text:p>
              </table:table-cell>
              <table:table-cell office:value-type="float" office:value="44.800403">
                <text:p>44.8004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07025">
                <text:p>-0.607025</text:p>
              </table:table-cell>
              <table:table-cell office:value-type="float" office:value="44.800298">
                <text:p>44.800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606826">
                <text:p>-0.606826</text:p>
              </table:table-cell>
              <table:table-cell office:value-type="float" office:value="44.800186">
                <text:p>44.800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06637">
                <text:p>-0.606637</text:p>
              </table:table-cell>
              <table:table-cell office:value-type="float" office:value="44.80007">
                <text:p>44.80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606488">
                <text:p>-0.606488</text:p>
              </table:table-cell>
              <table:table-cell office:value-type="float" office:value="44.799962">
                <text:p>44.799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06374">
                <text:p>-0.606374</text:p>
              </table:table-cell>
              <table:table-cell office:value-type="float" office:value="44.799876">
                <text:p>44.799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06245">
                <text:p>-0.606245</text:p>
              </table:table-cell>
              <table:table-cell office:value-type="float" office:value="44.799779">
                <text:p>44.7997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06096">
                <text:p>-0.606096</text:p>
              </table:table-cell>
              <table:table-cell office:value-type="float" office:value="44.79967">
                <text:p>44.79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05932">
                <text:p>-0.605932</text:p>
              </table:table-cell>
              <table:table-cell office:value-type="float" office:value="44.799552">
                <text:p>44.799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605755">
                <text:p>-0.605755</text:p>
              </table:table-cell>
              <table:table-cell office:value-type="float" office:value="44.799425">
                <text:p>44.799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05573">
                <text:p>-0.605573</text:p>
              </table:table-cell>
              <table:table-cell office:value-type="float" office:value="44.799295">
                <text:p>44.799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05391">
                <text:p>-0.605391</text:p>
              </table:table-cell>
              <table:table-cell office:value-type="float" office:value="44.799164">
                <text:p>44.799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05212">
                <text:p>-0.605212</text:p>
              </table:table-cell>
              <table:table-cell office:value-type="float" office:value="44.799036">
                <text:p>44.799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05033">
                <text:p>-0.605033</text:p>
              </table:table-cell>
              <table:table-cell office:value-type="float" office:value="44.798904">
                <text:p>44.7989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0485">
                <text:p>-0.60485</text:p>
              </table:table-cell>
              <table:table-cell office:value-type="float" office:value="44.79877">
                <text:p>44.79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04677">
                <text:p>-0.604677</text:p>
              </table:table-cell>
              <table:table-cell office:value-type="float" office:value="44.798644">
                <text:p>44.798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04505">
                <text:p>-0.604505</text:p>
              </table:table-cell>
              <table:table-cell office:value-type="float" office:value="44.798517">
                <text:p>44.798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604329">
                <text:p>-0.604329</text:p>
              </table:table-cell>
              <table:table-cell office:value-type="float" office:value="44.798388">
                <text:p>44.7983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04151">
                <text:p>-0.604151</text:p>
              </table:table-cell>
              <table:table-cell office:value-type="float" office:value="44.798258">
                <text:p>44.798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03978">
                <text:p>-0.603978</text:p>
              </table:table-cell>
              <table:table-cell office:value-type="float" office:value="44.798132">
                <text:p>44.798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603802">
                <text:p>-0.603802</text:p>
              </table:table-cell>
              <table:table-cell office:value-type="float" office:value="44.798002">
                <text:p>44.798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603625">
                <text:p>-0.603625</text:p>
              </table:table-cell>
              <table:table-cell office:value-type="float" office:value="44.797873">
                <text:p>44.7978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60345">
                <text:p>-0.60345</text:p>
              </table:table-cell>
              <table:table-cell office:value-type="float" office:value="44.797744">
                <text:p>44.7977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603267">
                <text:p>-0.603267</text:p>
              </table:table-cell>
              <table:table-cell office:value-type="float" office:value="44.797611">
                <text:p>44.7976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03084">
                <text:p>-0.603084</text:p>
              </table:table-cell>
              <table:table-cell office:value-type="float" office:value="44.797476">
                <text:p>44.7974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02902">
                <text:p>-0.602902</text:p>
              </table:table-cell>
              <table:table-cell office:value-type="float" office:value="44.797343">
                <text:p>44.797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0274">
                <text:p>-0.60274</text:p>
              </table:table-cell>
              <table:table-cell office:value-type="float" office:value="44.797224">
                <text:p>44.7972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0261">
                <text:p>-0.60261</text:p>
              </table:table-cell>
              <table:table-cell office:value-type="float" office:value="44.797129">
                <text:p>44.797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602518">
                <text:p>-0.602518</text:p>
              </table:table-cell>
              <table:table-cell office:value-type="float" office:value="44.797061">
                <text:p>44.797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02465">
                <text:p>-0.602465</text:p>
              </table:table-cell>
              <table:table-cell office:value-type="float" office:value="44.797023">
                <text:p>44.797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02446">
                <text:p>-0.602446</text:p>
              </table:table-cell>
              <table:table-cell office:value-type="float" office:value="44.797009">
                <text:p>44.797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02441">
                <text:p>-0.602441</text:p>
              </table:table-cell>
              <table:table-cell office:value-type="float" office:value="44.797005">
                <text:p>44.797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02439">
                <text:p>-0.602439</text:p>
              </table:table-cell>
              <table:table-cell office:value-type="float" office:value="44.797004">
                <text:p>44.797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02423">
                <text:p>-0.602423</text:p>
              </table:table-cell>
              <table:table-cell office:value-type="float" office:value="44.796992">
                <text:p>44.796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02388">
                <text:p>-0.602388</text:p>
              </table:table-cell>
              <table:table-cell office:value-type="float" office:value="44.796966">
                <text:p>44.796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02338">
                <text:p>-0.602338</text:p>
              </table:table-cell>
              <table:table-cell office:value-type="float" office:value="44.796927">
                <text:p>44.796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602289">
                <text:p>-0.602289</text:p>
              </table:table-cell>
              <table:table-cell office:value-type="float" office:value="44.796863">
                <text:p>44.796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602327">
                <text:p>-0.602327</text:p>
              </table:table-cell>
              <table:table-cell office:value-type="float" office:value="44.796803">
                <text:p>44.7968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602422">
                <text:p>-0.602422</text:p>
              </table:table-cell>
              <table:table-cell office:value-type="float" office:value="44.796765">
                <text:p>44.7967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02519">
                <text:p>-0.602519</text:p>
              </table:table-cell>
              <table:table-cell office:value-type="float" office:value="44.796689">
                <text:p>44.7966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60262">
                <text:p>-0.60262</text:p>
              </table:table-cell>
              <table:table-cell office:value-type="float" office:value="44.796608">
                <text:p>44.7966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602719">
                <text:p>-0.602719</text:p>
              </table:table-cell>
              <table:table-cell office:value-type="float" office:value="44.796526">
                <text:p>44.7965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60281">
                <text:p>-0.60281</text:p>
              </table:table-cell>
              <table:table-cell office:value-type="float" office:value="44.796435">
                <text:p>44.7964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02898">
                <text:p>-0.602898</text:p>
              </table:table-cell>
              <table:table-cell office:value-type="float" office:value="44.79635">
                <text:p>44.796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602966">
                <text:p>-0.602966</text:p>
              </table:table-cell>
              <table:table-cell office:value-type="float" office:value="44.796286">
                <text:p>44.796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603005">
                <text:p>-0.603005</text:p>
              </table:table-cell>
              <table:table-cell office:value-type="float" office:value="44.796253">
                <text:p>44.7962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03023">
                <text:p>-0.603023</text:p>
              </table:table-cell>
              <table:table-cell office:value-type="float" office:value="44.796238">
                <text:p>44.796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03025">
                <text:p>-0.603025</text:p>
              </table:table-cell>
              <table:table-cell office:value-type="float" office:value="44.796237">
                <text:p>44.7962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603036">
                <text:p>-0.603036</text:p>
              </table:table-cell>
              <table:table-cell office:value-type="float" office:value="44.796228">
                <text:p>44.7962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603059">
                <text:p>-0.603059</text:p>
              </table:table-cell>
              <table:table-cell office:value-type="float" office:value="44.79621">
                <text:p>44.796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603092">
                <text:p>-0.603092</text:p>
              </table:table-cell>
              <table:table-cell office:value-type="float" office:value="44.796184">
                <text:p>44.796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603146">
                <text:p>-0.603146</text:p>
              </table:table-cell>
              <table:table-cell office:value-type="float" office:value="44.796143">
                <text:p>44.796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603223">
                <text:p>-0.603223</text:p>
              </table:table-cell>
              <table:table-cell office:value-type="float" office:value="44.796085">
                <text:p>44.7960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03314">
                <text:p>-0.603314</text:p>
              </table:table-cell>
              <table:table-cell office:value-type="float" office:value="44.796017">
                <text:p>44.796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603426">
                <text:p>-0.603426</text:p>
              </table:table-cell>
              <table:table-cell office:value-type="float" office:value="44.795933">
                <text:p>44.7959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603535">
                <text:p>-0.603535</text:p>
              </table:table-cell>
              <table:table-cell office:value-type="float" office:value="44.795851">
                <text:p>44.7958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603643">
                <text:p>-0.603643</text:p>
              </table:table-cell>
              <table:table-cell office:value-type="float" office:value="44.79577">
                <text:p>44.795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0375">
                <text:p>-0.60375</text:p>
              </table:table-cell>
              <table:table-cell office:value-type="float" office:value="44.79569">
                <text:p>44.795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03859">
                <text:p>-0.603859</text:p>
              </table:table-cell>
              <table:table-cell office:value-type="float" office:value="44.795608">
                <text:p>44.7956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603953">
                <text:p>-0.603953</text:p>
              </table:table-cell>
              <table:table-cell office:value-type="float" office:value="44.795539">
                <text:p>44.7955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04034">
                <text:p>-0.604034</text:p>
              </table:table-cell>
              <table:table-cell office:value-type="float" office:value="44.795505">
                <text:p>44.795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604131">
                <text:p>-0.604131</text:p>
              </table:table-cell>
              <table:table-cell office:value-type="float" office:value="44.795516">
                <text:p>44.7955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04226">
                <text:p>-0.604226</text:p>
              </table:table-cell>
              <table:table-cell office:value-type="float" office:value="44.795536">
                <text:p>44.7955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604341">
                <text:p>-0.604341</text:p>
              </table:table-cell>
              <table:table-cell office:value-type="float" office:value="44.795554">
                <text:p>44.7955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604486">
                <text:p>-0.604486</text:p>
              </table:table-cell>
              <table:table-cell office:value-type="float" office:value="44.795577">
                <text:p>44.7955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604634">
                <text:p>-0.604634</text:p>
              </table:table-cell>
              <table:table-cell office:value-type="float" office:value="44.7956">
                <text:p>44.7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60479">
                <text:p>-0.60479</text:p>
              </table:table-cell>
              <table:table-cell office:value-type="float" office:value="44.795624">
                <text:p>44.7956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04939">
                <text:p>-0.604939</text:p>
              </table:table-cell>
              <table:table-cell office:value-type="float" office:value="44.795648">
                <text:p>44.7956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605096">
                <text:p>-0.605096</text:p>
              </table:table-cell>
              <table:table-cell office:value-type="float" office:value="44.795673">
                <text:p>44.795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05255">
                <text:p>-0.605255</text:p>
              </table:table-cell>
              <table:table-cell office:value-type="float" office:value="44.795697">
                <text:p>44.7956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605411">
                <text:p>-0.605411</text:p>
              </table:table-cell>
              <table:table-cell office:value-type="float" office:value="44.795722">
                <text:p>44.795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605565">
                <text:p>-0.605565</text:p>
              </table:table-cell>
              <table:table-cell office:value-type="float" office:value="44.795745">
                <text:p>44.795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605721">
                <text:p>-0.605721</text:p>
              </table:table-cell>
              <table:table-cell office:value-type="float" office:value="44.795769">
                <text:p>44.795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0588">
                <text:p>-0.60588</text:p>
              </table:table-cell>
              <table:table-cell office:value-type="float" office:value="44.795793">
                <text:p>44.7957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606034">
                <text:p>-0.606034</text:p>
              </table:table-cell>
              <table:table-cell office:value-type="float" office:value="44.795817">
                <text:p>44.7958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606186">
                <text:p>-0.606186</text:p>
              </table:table-cell>
              <table:table-cell office:value-type="float" office:value="44.79584">
                <text:p>44.79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606342">
                <text:p>-0.606342</text:p>
              </table:table-cell>
              <table:table-cell office:value-type="float" office:value="44.795864">
                <text:p>44.795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06497">
                <text:p>-0.606497</text:p>
              </table:table-cell>
              <table:table-cell office:value-type="float" office:value="44.795888">
                <text:p>44.7958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606644">
                <text:p>-0.606644</text:p>
              </table:table-cell>
              <table:table-cell office:value-type="float" office:value="44.795911">
                <text:p>44.795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068">
                <text:p>-0.6068</text:p>
              </table:table-cell>
              <table:table-cell office:value-type="float" office:value="44.795936">
                <text:p>44.79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60695">
                <text:p>-0.60695</text:p>
              </table:table-cell>
              <table:table-cell office:value-type="float" office:value="44.795959">
                <text:p>44.795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6071">
                <text:p>-0.6071</text:p>
              </table:table-cell>
              <table:table-cell office:value-type="float" office:value="44.795983">
                <text:p>44.7959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07247">
                <text:p>-0.607247</text:p>
              </table:table-cell>
              <table:table-cell office:value-type="float" office:value="44.796006">
                <text:p>44.7960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607397">
                <text:p>-0.607397</text:p>
              </table:table-cell>
              <table:table-cell office:value-type="float" office:value="44.796023">
                <text:p>44.7960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607546">
                <text:p>-0.607546</text:p>
              </table:table-cell>
              <table:table-cell office:value-type="float" office:value="44.796036">
                <text:p>44.7960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607707">
                <text:p>-0.607707</text:p>
              </table:table-cell>
              <table:table-cell office:value-type="float" office:value="44.796044">
                <text:p>44.7960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607866">
                <text:p>-0.607866</text:p>
              </table:table-cell>
              <table:table-cell office:value-type="float" office:value="44.796052">
                <text:p>44.7960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608017">
                <text:p>-0.608017</text:p>
              </table:table-cell>
              <table:table-cell office:value-type="float" office:value="44.79606">
                <text:p>44.796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608174">
                <text:p>-0.608174</text:p>
              </table:table-cell>
              <table:table-cell office:value-type="float" office:value="44.796067">
                <text:p>44.796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608333">
                <text:p>-0.608333</text:p>
              </table:table-cell>
              <table:table-cell office:value-type="float" office:value="44.796081">
                <text:p>44.796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608445">
                <text:p>-0.608445</text:p>
              </table:table-cell>
              <table:table-cell office:value-type="float" office:value="44.796093">
                <text:p>44.7960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608502">
                <text:p>-0.608502</text:p>
              </table:table-cell>
              <table:table-cell office:value-type="float" office:value="44.796096">
                <text:p>44.796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608584">
                <text:p>-0.608584</text:p>
              </table:table-cell>
              <table:table-cell office:value-type="float" office:value="44.796091">
                <text:p>44.796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608687">
                <text:p>-0.608687</text:p>
              </table:table-cell>
              <table:table-cell office:value-type="float" office:value="44.796079">
                <text:p>44.7960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08812">
                <text:p>-0.608812</text:p>
              </table:table-cell>
              <table:table-cell office:value-type="float" office:value="44.796058">
                <text:p>44.7960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608957">
                <text:p>-0.608957</text:p>
              </table:table-cell>
              <table:table-cell office:value-type="float" office:value="44.796023">
                <text:p>44.7960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609109">
                <text:p>-0.609109</text:p>
              </table:table-cell>
              <table:table-cell office:value-type="float" office:value="44.795986">
                <text:p>44.795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09253">
                <text:p>-0.609253</text:p>
              </table:table-cell>
              <table:table-cell office:value-type="float" office:value="44.79595">
                <text:p>44.795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609354">
                <text:p>-0.609354</text:p>
              </table:table-cell>
              <table:table-cell office:value-type="float" office:value="44.795926">
                <text:p>44.7959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609417">
                <text:p>-0.609417</text:p>
              </table:table-cell>
              <table:table-cell office:value-type="float" office:value="44.795893">
                <text:p>44.7958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609424">
                <text:p>-0.609424</text:p>
              </table:table-cell>
              <table:table-cell office:value-type="float" office:value="44.795845">
                <text:p>44.795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09394">
                <text:p>-0.609394</text:p>
              </table:table-cell>
              <table:table-cell office:value-type="float" office:value="44.795784">
                <text:p>44.7957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609354">
                <text:p>-0.609354</text:p>
              </table:table-cell>
              <table:table-cell office:value-type="float" office:value="44.795702">
                <text:p>44.795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</office:styles>
</office:document-styles>
</file>